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1.515cm"/>
    </style:style>
    <style:style style:name="co14" style:family="table-column">
      <style:table-column-properties fo:break-before="auto" style:column-width="4.489cm"/>
    </style:style>
    <style:style style:name="co15" style:family="table-column">
      <style:table-column-properties fo:break-before="auto" style:column-width="3.41cm"/>
    </style:style>
    <style:style style:name="co16" style:family="table-column">
      <style:table-column-properties fo:break-before="auto" style:column-width="1.988cm"/>
    </style:style>
    <style:style style:name="co17" style:family="table-column">
      <style:table-column-properties fo:break-before="auto" style:column-width="1.937cm"/>
    </style:style>
    <style:style style:name="co18" style:family="table-column">
      <style:table-column-properties fo:break-before="auto" style:column-width="1.646cm"/>
    </style:style>
    <style:style style:name="co19" style:family="table-column">
      <style:table-column-properties fo:break-before="auto" style:column-width="1.014cm"/>
    </style:style>
    <style:style style:name="co20" style:family="table-column">
      <style:table-column-properties fo:break-before="auto" style:column-width="2.621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0.778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3.03cm"/>
    </style:style>
    <style:style style:name="co23" style:family="table-column">
      <style:table-column-properties fo:break-before="auto" style:column-width="3.521cm"/>
    </style:style>
    <style:style style:name="co24" style:family="table-column">
      <style:table-column-properties fo:break-before="auto" style:column-width="2.05cm"/>
    </style:style>
    <style:style style:name="co25" style:family="table-column">
      <style:table-column-properties fo:break-before="auto" style:column-width="1.997cm"/>
    </style:style>
    <style:style style:name="co26" style:family="table-column">
      <style:table-column-properties fo:break-before="auto" style:column-width="2.776cm"/>
    </style:style>
    <style:style style:name="co27" style:family="table-column">
      <style:table-column-properties fo:break-before="auto" style:column-width="2.531cm"/>
    </style:style>
    <style:style style:name="co28" style:family="table-column">
      <style:table-column-properties fo:break-before="auto" style:column-width="2.895cm"/>
    </style:style>
    <style:style style:name="co29" style:family="table-column">
      <style:table-column-properties fo:break-before="auto" style:column-width="2.704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2.831cm"/>
    </style:style>
    <style:style style:name="co32" style:family="table-column">
      <style:table-column-properties fo:break-before="auto" style:column-width="3.512cm"/>
    </style:style>
    <style:style style:name="co33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00ff00"/>
    </style:style>
    <style:style style:name="ta4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cccccc"/>
    </style:style>
    <style:style style:name="ce7" style:family="table-cell" style:parent-style-name="Default">
      <style:map style:condition="cell-content()!=0" style:apply-style-name="Red" style:base-cell-address="AllData_Fixed.N1"/>
    </style:style>
    <style:style style:name="ce8" style:family="table-cell" style:parent-style-name="Default">
      <style:map style:condition="cell-content()!=0" style:apply-style-name="Red" style:base-cell-address="AllData_Fixed.N1"/>
    </style:style>
    <style:style style:name="ce9" style:family="table-cell" style:parent-style-name="Default">
      <style:table-cell-properties fo:border="none"/>
      <style:map style:condition="cell-content()!=0" style:apply-style-name="Red" style:base-cell-address="AllData_Fixed.N1"/>
    </style:style>
    <style:style style:name="ce10" style:family="table-cell" style:parent-style-name="Default">
      <style:table-cell-properties fo:border-bottom="none" fo:border-left="none" fo:border-right="none" fo:border-top="0.06pt solid #000000"/>
      <style:map style:condition="cell-content()!=0" style:apply-style-name="Red" style:base-cell-address="AllData_Fixed.N1"/>
    </style:style>
    <style:style style:name="ce11" style:family="table-cell" style:parent-style-name="Default">
      <style:table-cell-properties fo:background-color="#cccccc"/>
      <style:map style:condition="cell-content()!=0" style:apply-style-name="Red" style:base-cell-address="AllData_Fixed.N1"/>
    </style:style>
    <style:style style:name="ce12" style:family="table-cell" style:parent-style-name="Default">
      <style:map style:condition="cell-content()&gt;90" style:apply-style-name="Untitled1" style:base-cell-address="AllData_Fixed.O1"/>
    </style:style>
    <style:style style:name="ce13" style:family="table-cell" style:parent-style-name="Default">
      <style:map style:condition="cell-content()&gt;90" style:apply-style-name="Untitled1" style:base-cell-address="AllData_Fixed.O1"/>
    </style:style>
    <style:style style:name="ce14" style:family="table-cell" style:parent-style-name="Default">
      <style:table-cell-properties fo:border="none"/>
      <style:map style:condition="cell-content()&gt;90" style:apply-style-name="Untitled1" style:base-cell-address="AllData_Fixed.O1"/>
    </style:style>
    <style:style style:name="ce15" style:family="table-cell" style:parent-style-name="Default">
      <style:table-cell-properties fo:border-bottom="none" fo:border-left="none" fo:border-right="none" fo:border-top="0.06pt solid #000000"/>
      <style:map style:condition="cell-content()&gt;90" style:apply-style-name="Untitled1" style:base-cell-address="AllData_Fixed.O1"/>
    </style:style>
    <style:style style:name="ce16" style:family="table-cell" style:parent-style-name="Default">
      <style:table-cell-properties fo:background-color="#cccccc"/>
      <style:map style:condition="cell-content()&gt;90" style:apply-style-name="Untitled1" style:base-cell-address="AllData_Fixed.O1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map style:condition="cell-content()!=0" style:apply-style-name="Red" style:base-cell-address="AllData_Fixed.N1"/>
    </style:style>
    <style:style style:name="ce20" style:family="table-cell" style:parent-style-name="Default">
      <style:map style:condition="cell-content()!=0" style:apply-style-name="Red" style:base-cell-address="AllData_Fixed.N1"/>
    </style:style>
    <style:style style:name="ce21" style:family="table-cell" style:parent-style-name="Default">
      <style:map style:condition="cell-content()&gt;90" style:apply-style-name="Untitled1" style:base-cell-address="AllData_Fixed.O1"/>
    </style:style>
    <style:style style:name="ce22" style:family="table-cell" style:parent-style-name="Default">
      <style:map style:condition="cell-content()&gt;90" style:apply-style-name="Untitled1" style:base-cell-address="AllData_Fixed.O1"/>
    </style:style>
  </office:automatic-styles>
  <office:body>
    <office:spreadsheet>
      <table:table table:name="AllData_Fixed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30" table:number-columns-repeated="2" table:default-cell-style-name="ce7"/>
        <table:table-column table:style-name="co30" table:default-cell-style-name="ce12"/>
        <table:table-column table:style-name="co31" table:default-cell-style-name="Default"/>
        <table:table-column table:style-name="co32" table:default-cell-style-name="Default"/>
        <table:table-column table:style-name="co30" table:number-columns-repeated="1006" table:default-cell-style-name="Default"/>
        <table:table-row table:style-name="ro2">
          <table:table-cell/>
          <table:table-cell office:value-type="string">
            <text:p>address</text:p>
          </table:table-cell>
          <table:table-cell office:value-type="string">
            <text:p>dbStart</text:p>
          </table:table-cell>
          <table:table-cell office:value-type="string">
            <text:p>dbEnd</text:p>
          </table:table-cell>
          <table:table-cell office:value-type="string">
            <text:p>dataStart</text:p>
          </table:table-cell>
          <table:table-cell office:value-type="string">
            <text:p>dataEnd</text:p>
          </table:table-cell>
          <table:table-cell office:value-type="string">
            <text:p>totalNodes</text:p>
          </table:table-cell>
          <table:table-cell office:value-type="string">
            <text:p>coNodes</text:p>
          </table:table-cell>
          <table:table-cell office:value-type="string">
            <text:p>yield</text:p>
          </table:table-cell>
          <table:table-cell office:value-type="string">
            <text:p>yieldSD</text:p>
          </table:table-cell>
          <table:table-cell office:value-type="string">
            <text:p>yieldMin</text:p>
          </table:table-cell>
          <table:table-cell office:value-type="string">
            <text:p>yieldMax</text:p>
          </table:table-cell>
          <table:table-cell/>
          <table:table-cell office:value-type="string">
            <text:p>Start Diff</text:p>
          </table:table-cell>
          <table:table-cell office:value-type="string">
            <text:p>End Diff</text:p>
          </table:table-cell>
          <table:table-cell office:value-type="string">
            <text:p>Yield</text:p>
          </table:table-cell>
          <table:table-cell office:value-type="string">
            <text:p>Data Tweaks</text:p>
          </table:table-cell>
          <table:table-cell office:value-type="string">
            <text:p>Deployment Tweaks</text:p>
          </table:table-cell>
          <table:table-cell office:value-type="string">
            <text:p>Old Yield</text:p>
          </table:table-cell>
          <table:table-cell office:value-type="string">
            <text:p>New Yield</text:p>
          </table:table-cell>
          <table:table-cell table:number-columns-repeated="1004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127Jodrell</text:p>
          </table:table-cell>
          <table:table-cell table:style-name="ce5" office:value-type="string">
            <text:p>2011-02-14 00:00:00</text:p>
          </table:table-cell>
          <table:table-cell table:style-name="ce5" office:value-type="string">
            <text:p>2011-03-18 00:00:00</text:p>
          </table:table-cell>
          <table:table-cell table:style-name="ce5" office:value-type="string">
            <text:p>2011-02-14</text:p>
          </table:table-cell>
          <table:table-cell table:style-name="ce5" office:value-type="string">
            <text:p>2011-03-1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4.2925347222222">
            <text:p>94.2925347222</text:p>
          </table:table-cell>
          <table:table-cell office:value-type="float" office:value="9.07694387767061">
            <text:p>9.0769438777</text:p>
          </table:table-cell>
          <table:table-cell office:value-type="float" office:value="65.7594086021505">
            <text:p>65.7594086022</text:p>
          </table:table-cell>
          <table:table-cell office:value-type="float" office:value="98.2862903225807">
            <text:p>98.2862903226</text:p>
          </table:table-cell>
          <table:table-cell office:value-type="float" office:value="97.435619212963">
            <text:p>97.435619213</text:p>
          </table:table-cell>
          <table:table-cell table:style-name="ce8" table:formula="of:=[.C2]-[.E2]" office:value-type="float" office:value="0">
            <text:p>0</text:p>
          </table:table-cell>
          <table:table-cell table:style-name="ce8" table:formula="of:=[.D2]-[.F2]" office:value-type="float" office:value="0">
            <text:p>0</text:p>
          </table:table-cell>
          <table:table-cell table:style-name="ce13" table:formula="of:=[.I2]" office:value-type="float" office:value="94.2925347222222">
            <text:p>94.2925347222</text:p>
          </table:table-cell>
          <table:table-cell table:number-columns-repeated="1008"/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133Jodrell</text:p>
          </table:table-cell>
          <table:table-cell table:style-name="ce5" office:value-type="string">
            <text:p>2011-03-14 00:00:00</text:p>
          </table:table-cell>
          <table:table-cell table:style-name="ce5" office:value-type="string">
            <text:p>2011-04-04 00:00:00</text:p>
          </table:table-cell>
          <table:table-cell table:style-name="ce5" office:value-type="string">
            <text:p>2011-03-14</text:p>
          </table:table-cell>
          <table:table-cell table:style-name="ce5" office:value-type="string">
            <text:p>2011-04-0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7.4756944444444">
            <text:p>87.4756944444</text:p>
          </table:table-cell>
          <table:table-cell office:value-type="float" office:value="24.7253562123379">
            <text:p>24.7253562123</text:p>
          </table:table-cell>
          <table:table-cell office:value-type="float" office:value="17.0138888888889">
            <text:p>17.0138888889</text:p>
          </table:table-cell>
          <table:table-cell office:value-type="float" office:value="99.21875">
            <text:p>99.21875</text:p>
          </table:table-cell>
          <table:table-cell office:value-type="float" office:value="92.0796783625731">
            <text:p>92.0796783626</text:p>
          </table:table-cell>
          <table:table-cell table:style-name="ce8" table:formula="of:=[.C3]-[.E3]" office:value-type="float" office:value="0">
            <text:p>0</text:p>
          </table:table-cell>
          <table:table-cell table:style-name="ce8" table:formula="of:=[.D3]-[.F3]" office:value-type="float" office:value="0">
            <text:p>0</text:p>
          </table:table-cell>
          <table:table-cell table:style-name="ce13" table:formula="of:=[.I3]" office:value-type="float" office:value="87.4756944444444">
            <text:p>87.4756944444</text:p>
          </table:table-cell>
          <table:table-cell table:number-columns-repeated="1008"/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string">
            <text:p>603SwanLane</text:p>
          </table:table-cell>
          <table:table-cell table:style-name="ce5" office:value-type="string">
            <text:p>2011-04-12 00:00:00</text:p>
          </table:table-cell>
          <table:table-cell table:style-name="ce5" office:value-type="string">
            <text:p>2011-05-09 00:00:00</text:p>
          </table:table-cell>
          <table:table-cell table:style-name="ce5" office:value-type="string">
            <text:p>2011-04-12</text:p>
          </table:table-cell>
          <table:table-cell table:style-name="ce5" office:value-type="string">
            <text:p>2011-05-0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2.4463904151404">
            <text:p>72.4463904151</text:p>
          </table:table-cell>
          <table:table-cell office:value-type="float" office:value="21.5686999750476">
            <text:p>21.568699975</text:p>
          </table:table-cell>
          <table:table-cell office:value-type="float" office:value="6.3034188034188">
            <text:p>6.3034188034</text:p>
          </table:table-cell>
          <table:table-cell office:value-type="float" office:value="82.3050213675214">
            <text:p>82.3050213675</text:p>
          </table:table-cell>
          <table:table-cell office:value-type="float" office:value="89.6955309901739">
            <text:p>89.6955309902</text:p>
          </table:table-cell>
          <table:table-cell table:style-name="ce9" table:formula="of:=[.C4]-[.E4]" office:value-type="float" office:value="0">
            <text:p>0</text:p>
          </table:table-cell>
          <table:table-cell table:style-name="ce9" table:formula="of:=[.D4]-[.F4]" office:value-type="float" office:value="5">
            <text:p>5</text:p>
          </table:table-cell>
          <table:table-cell table:style-name="ce14" table:formula="of:=[.I4]" office:value-type="float" office:value="72.4463904151404">
            <text:p>72.4463904151</text:p>
          </table:table-cell>
          <table:table-cell table:style-name="ce17" office:value-type="string">
            <text:p>Data Before Startdate (3-8th Apr) Removed, Also a few Samples on the 11th Removed</text:p>
          </table:table-cell>
          <table:table-cell table:style-name="ce17" office:value-type="string">
            <text:p>Last Data Point is 2nd May</text:p>
          </table:table-cell>
          <table:table-cell table:style-name="ce17" office:value-type="float" office:value="72.4463">
            <text:p>72.4463</text:p>
          </table:table-cell>
          <table:table-cell table:style-name="ce17" office:value-type="float" office:value="89.696">
            <text:p>89.696</text:p>
          </table:table-cell>
          <table:table-cell table:style-name="ce17" table:number-columns-repeated="1004"/>
        </table:table-row>
        <table:table-row table:style-name="ro2">
          <table:table-cell table:style-name="ce3" office:value-type="float" office:value="4">
            <text:p>4</text:p>
          </table:table-cell>
          <table:table-cell office:value-type="string">
            <text:p>41PriorPark</text:p>
          </table:table-cell>
          <table:table-cell table:style-name="ce5" office:value-type="string">
            <text:p>2011-04-12 00:00:00</text:p>
          </table:table-cell>
          <table:table-cell table:style-name="ce5" office:value-type="string">
            <text:p>2011-05-02 00:00:00</text:p>
          </table:table-cell>
          <table:table-cell table:style-name="ce5" office:value-type="string">
            <text:p>2011-04-12</text:p>
          </table:table-cell>
          <table:table-cell table:style-name="ce5" office:value-type="string">
            <text:p>2011-05-0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7.3412856636541">
            <text:p>97.3412856637</text:p>
          </table:table-cell>
          <table:table-cell office:value-type="float" office:value="0.46309091662072">
            <text:p>0.4630909166</text:p>
          </table:table-cell>
          <table:table-cell office:value-type="float" office:value="96.3084795321637">
            <text:p>96.3084795322</text:p>
          </table:table-cell>
          <table:table-cell office:value-type="float" office:value="98.6659356725146">
            <text:p>98.6659356725</text:p>
          </table:table-cell>
          <table:table-cell office:value-type="float" office:value="102.74913486719">
            <text:p>102.7491348672</text:p>
          </table:table-cell>
          <table:table-cell table:style-name="ce8" table:formula="of:=[.C5]-[.E5]" office:value-type="float" office:value="0">
            <text:p>0</text:p>
          </table:table-cell>
          <table:table-cell table:style-name="ce8" table:formula="of:=[.D5]-[.F5]" office:value-type="float" office:value="-2">
            <text:p>-2</text:p>
          </table:table-cell>
          <table:table-cell table:style-name="ce13" table:formula="of:=[.I5]" office:value-type="float" office:value="97.3412856636541">
            <text:p>97.3412856637</text:p>
          </table:table-cell>
          <table:table-cell office:value-type="string">
            <text:p>Appeard to have 133 Jodrells Data added, prior to deployment date Samples before 11th Apr Removed</text:p>
          </table:table-cell>
          <table:table-cell office:value-type="string">
            <text:p>Given Data Start Date is 13th End Date is 4th May</text:p>
          </table:table-cell>
          <table:table-cell office:value-type="float" office:value="98.66">
            <text:p>98.66</text:p>
          </table:table-cell>
          <table:table-cell office:value-type="float" office:value="99.137">
            <text:p>99.137</text:p>
          </table:table-cell>
          <table:table-cell table:number-columns-repeated="1004"/>
        </table:table-row>
        <table:table-row table:style-name="ro2">
          <table:table-cell table:style-name="ce3" office:value-type="float" office:value="5">
            <text:p>5</text:p>
          </table:table-cell>
          <table:table-cell office:value-type="string">
            <text:p>119Jodrell</text:p>
          </table:table-cell>
          <table:table-cell table:style-name="ce5" office:value-type="string">
            <text:p>2011-03-29 00:00:00</text:p>
          </table:table-cell>
          <table:table-cell table:style-name="ce5" office:value-type="string">
            <text:p>2011-04-07 00:00:00</text:p>
          </table:table-cell>
          <table:table-cell table:style-name="ce5" office:value-type="string">
            <text:p>2011-03-17</text:p>
          </table:table-cell>
          <table:table-cell table:style-name="ce5"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9.8857060185185">
            <text:p>99.8857060185</text:p>
          </table:table-cell>
          <table:table-cell office:value-type="float" office:value="0.285746162552754">
            <text:p>0.2857461626</text:p>
          </table:table-cell>
          <table:table-cell office:value-type="float" office:value="99.0451388888889">
            <text:p>99.0451388889</text:p>
          </table:table-cell>
          <table:table-cell office:value-type="float" office:value="100">
            <text:p>100</text:p>
          </table:table-cell>
          <table:table-cell office:value-type="float" office:value="114.155092592593">
            <text:p>114.1550925926</text:p>
          </table:table-cell>
          <table:table-cell table:style-name="ce8" table:formula="of:=[.C6]-[.E6]" office:value-type="float" office:value="12">
            <text:p>12</text:p>
          </table:table-cell>
          <table:table-cell table:style-name="ce8" table:formula="of:=[.D6]-[.F6]" office:value-type="float" office:value="0">
            <text:p>0</text:p>
          </table:table-cell>
          <table:table-cell table:style-name="ce13" table:formula="of:=[.I6]" office:value-type="float" office:value="99.8857060185185">
            <text:p>99.8857060185</text:p>
          </table:table-cell>
          <table:table-cell office:value-type="string">
            <text:p>Rogue Data points for Locations 131-132</text:p>
          </table:table-cell>
          <table:table-cell office:value-type="string">
            <text:p>Start Date (Continuous Data Looks like it is the 18th) <text:s/>But Electric only from 29th</text:p>
          </table:table-cell>
          <table:table-cell table:number-columns-repeated="1006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string">
            <text:p>605SwanLane</text:p>
          </table:table-cell>
          <table:table-cell table:style-name="ce5" office:value-type="string">
            <text:p>2011-04-12 00:00:00</text:p>
          </table:table-cell>
          <table:table-cell table:style-name="ce5" office:value-type="string">
            <text:p>2011-04-27 00:00:00</text:p>
          </table:table-cell>
          <table:table-cell table:style-name="ce5" office:value-type="string">
            <text:p>2011-04-11</text:p>
          </table:table-cell>
          <table:table-cell table:style-name="ce5" office:value-type="string">
            <text:p>2011-04-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9.5982142857143">
            <text:p>99.5982142857</text:p>
          </table:table-cell>
          <table:table-cell office:value-type="float" office:value="1.06394184418659">
            <text:p>1.0639418442</text:p>
          </table:table-cell>
          <table:table-cell office:value-type="float" office:value="96.7757936507936">
            <text:p>96.7757936508</text:p>
          </table:table-cell>
          <table:table-cell office:value-type="float" office:value="100">
            <text:p>100</text:p>
          </table:table-cell>
          <table:table-cell office:value-type="float" office:value="107.259615384615">
            <text:p>107.2596153846</text:p>
          </table:table-cell>
          <table:table-cell table:style-name="ce8" table:formula="of:=[.C7]-[.E7]" office:value-type="float" office:value="1">
            <text:p>1</text:p>
          </table:table-cell>
          <table:table-cell table:style-name="ce8" table:formula="of:=[.D7]-[.F7]" office:value-type="float" office:value="0">
            <text:p>0</text:p>
          </table:table-cell>
          <table:table-cell table:style-name="ce13" table:formula="of:=[.I7]" office:value-type="float" office:value="99.5982142857143">
            <text:p>99.5982142857</text:p>
          </table:table-cell>
          <table:table-cell office:value-type="string">
            <text:p>Extra Data before 11th (with break) Removed</text:p>
          </table:table-cell>
          <table:table-cell office:value-type="string">
            <text:p>Date (From Elec) Ends on the 27th Moved DB End Date to here</text:p>
          </table:table-cell>
          <table:table-cell office:value-type="float" office:value="75.645">
            <text:p>75.645</text:p>
          </table:table-cell>
          <table:table-cell office:value-type="float" office:value="99.6">
            <text:p>99.6</text:p>
          </table:table-cell>
          <table:table-cell table:number-columns-repeated="1004"/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string">
            <text:p>117Jodrell</text:p>
          </table:table-cell>
          <table:table-cell table:style-name="ce5" office:value-type="string">
            <text:p>2011-03-29 00:00:00</text:p>
          </table:table-cell>
          <table:table-cell table:style-name="ce5" office:value-type="string">
            <text:p>2011-04-07 00:00:00</text:p>
          </table:table-cell>
          <table:table-cell table:style-name="ce5" office:value-type="string">
            <text:p>2011-03-25</text:p>
          </table:table-cell>
          <table:table-cell table:style-name="ce5"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3.6352926587302">
            <text:p>93.6352926587</text:p>
          </table:table-cell>
          <table:table-cell office:value-type="float" office:value="22.8203919945005">
            <text:p>22.8203919945</text:p>
          </table:table-cell>
          <table:table-cell office:value-type="float" office:value="12.8472222222222">
            <text:p>12.8472222222</text:p>
          </table:table-cell>
          <table:table-cell office:value-type="float" office:value="100">
            <text:p>100</text:p>
          </table:table-cell>
          <table:table-cell office:value-type="float" office:value="107.011763038549">
            <text:p>107.0117630385</text:p>
          </table:table-cell>
          <table:table-cell table:style-name="ce8" table:formula="of:=[.C8]-[.E8]" office:value-type="float" office:value="4">
            <text:p>4</text:p>
          </table:table-cell>
          <table:table-cell table:style-name="ce8" table:formula="of:=[.D8]-[.F8]" office:value-type="float" office:value="0">
            <text:p>0</text:p>
          </table:table-cell>
          <table:table-cell table:style-name="ce13" table:formula="of:=[.I8]" office:value-type="float" office:value="93.6352926587302">
            <text:p>93.6352926587</text:p>
          </table:table-cell>
          <table:table-cell office:value-type="string">
            <text:p>Cruft Data before 21st March</text:p>
          </table:table-cell>
          <table:table-cell office:value-type="string">
            <text:p>Date from 24th But to Match Electric Data use 29th as start date</text:p>
          </table:table-cell>
          <table:table-cell table:number-columns-repeated="1006"/>
        </table:table-row>
        <table:table-row table:style-name="ro2">
          <table:table-cell table:style-name="ce3" office:value-type="float" office:value="8">
            <text:p>8</text:p>
          </table:table-cell>
          <table:table-cell office:value-type="string">
            <text:p>Elm Road</text:p>
          </table:table-cell>
          <table:table-cell table:style-name="ce5" office:value-type="string">
            <text:p>2010-02-04 00:00:00</text:p>
          </table:table-cell>
          <table:table-cell table:style-name="ce5" office:value-type="string">
            <text:p>2010-02-14 00:00:00</text:p>
          </table:table-cell>
          <table:table-cell table:style-name="ce5" office:value-type="string">
            <text:p>2010-02-04</text:p>
          </table:table-cell>
          <table:table-cell table:style-name="ce5" office:value-type="string">
            <text:p>2010-02-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3.5699588477366">
            <text:p>83.5699588477</text:p>
          </table:table-cell>
          <table:table-cell office:value-type="float" office:value="1.11828724317309">
            <text:p>1.1182872432</text:p>
          </table:table-cell>
          <table:table-cell office:value-type="float" office:value="79.5138888888889">
            <text:p>79.5138888889</text:p>
          </table:table-cell>
          <table:table-cell office:value-type="float" office:value="84.1820987654321">
            <text:p>84.1820987654</text:p>
          </table:table-cell>
          <table:table-cell office:value-type="float" office:value="94.0162037037037">
            <text:p>94.0162037037</text:p>
          </table:table-cell>
          <table:table-cell table:style-name="ce8" table:formula="of:=[.C9]-[.E9]" office:value-type="float" office:value="0">
            <text:p>0</text:p>
          </table:table-cell>
          <table:table-cell table:style-name="ce8" table:formula="of:=[.D9]-[.F9]" office:value-type="float" office:value="0">
            <text:p>0</text:p>
          </table:table-cell>
          <table:table-cell table:style-name="ce13" table:formula="of:=[.I9]" office:value-type="float" office:value="83.5699588477366">
            <text:p>83.5699588477</text:p>
          </table:table-cell>
          <table:table-cell table:number-columns-repeated="1008"/>
        </table:table-row>
        <table:table-row table:style-name="ro2">
          <table:table-cell table:style-name="ce3" office:value-type="float" office:value="9">
            <text:p>9</text:p>
          </table:table-cell>
          <table:table-cell office:value-type="string">
            <text:p>58Elliot</text:p>
          </table:table-cell>
          <table:table-cell table:style-name="ce5" office:value-type="string">
            <text:p>2010-07-13 00:00:00</text:p>
          </table:table-cell>
          <table:table-cell table:style-name="ce5" office:value-type="string">
            <text:p>2010-07-27 00:00:00</text:p>
          </table:table-cell>
          <table:table-cell table:style-name="ce5" office:value-type="string">
            <text:p>2010-07-13</text:p>
          </table:table-cell>
          <table:table-cell table:style-name="ce5" office:value-type="string">
            <text:p>2010-07-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0.2928495116">
            <text:p>100.2928495116</text:p>
          </table:table-cell>
          <table:table-cell office:value-type="float" office:value="0.0312516849188682">
            <text:p>0.0312516849</text:p>
          </table:table-cell>
          <table:table-cell office:value-type="float" office:value="100.240384615385">
            <text:p>100.2403846154</text:p>
          </table:table-cell>
          <table:table-cell office:value-type="float" office:value="100.347222222222">
            <text:p>100.3472222222</text:p>
          </table:table-cell>
          <table:table-cell office:value-type="float" office:value="108.650586970899">
            <text:p>108.6505869709</text:p>
          </table:table-cell>
          <table:table-cell table:style-name="ce8" table:formula="of:=[.C10]-[.E10]" office:value-type="float" office:value="0">
            <text:p>0</text:p>
          </table:table-cell>
          <table:table-cell table:style-name="ce8" table:formula="of:=[.D10]-[.F10]" office:value-type="float" office:value="0">
            <text:p>0</text:p>
          </table:table-cell>
          <table:table-cell table:style-name="ce13" table:formula="of:=[.I10]" office:value-type="float" office:value="100.2928495116">
            <text:p>100.2928495116</text:p>
          </table:table-cell>
          <table:table-cell table:number-columns-repeated="1008"/>
        </table:table-row>
        <table:table-row table:style-name="ro2">
          <table:table-cell table:style-name="ce3" office:value-type="float" office:value="10">
            <text:p>10</text:p>
          </table:table-cell>
          <table:table-cell office:value-type="string">
            <text:p>Leam</text:p>
          </table:table-cell>
          <table:table-cell table:style-name="ce5" office:value-type="string">
            <text:p>2010-02-19 00:00:00</text:p>
          </table:table-cell>
          <table:table-cell table:style-name="ce5" office:value-type="string">
            <text:p>2010-03-05 00:00:00</text:p>
          </table:table-cell>
          <table:table-cell table:style-name="ce5" office:value-type="string">
            <text:p>2010-02-19</text:p>
          </table:table-cell>
          <table:table-cell table:style-name="ce5" office:value-type="string">
            <text:p>2010-03-0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2.6161364355809">
            <text:p>82.6161364356</text:p>
          </table:table-cell>
          <table:table-cell office:value-type="float" office:value="0.0827241207547875">
            <text:p>0.0827241208</text:p>
          </table:table-cell>
          <table:table-cell office:value-type="float" office:value="82.3985042735043">
            <text:p>82.3985042735</text:p>
          </table:table-cell>
          <table:table-cell office:value-type="float" office:value="82.7190170940171">
            <text:p>82.719017094</text:p>
          </table:table-cell>
          <table:table-cell office:value-type="float" office:value="89.5008144718793">
            <text:p>89.5008144719</text:p>
          </table:table-cell>
          <table:table-cell table:style-name="ce8" table:formula="of:=[.C11]-[.E11]" office:value-type="float" office:value="0">
            <text:p>0</text:p>
          </table:table-cell>
          <table:table-cell table:style-name="ce8" table:formula="of:=[.D11]-[.F11]" office:value-type="float" office:value="0">
            <text:p>0</text:p>
          </table:table-cell>
          <table:table-cell table:style-name="ce13" table:formula="of:=[.I11]" office:value-type="float" office:value="82.6161364355809">
            <text:p>82.6161364356</text:p>
          </table:table-cell>
          <table:table-cell table:number-columns-repeated="1008"/>
        </table:table-row>
        <table:table-row table:style-name="ro2">
          <table:table-cell table:style-name="ce3" office:value-type="float" office:value="11">
            <text:p>11</text:p>
          </table:table-cell>
          <table:table-cell office:value-type="string">
            <text:p>School</text:p>
          </table:table-cell>
          <table:table-cell table:style-name="ce5" office:value-type="string">
            <text:p>2010-03-15 00:00:00</text:p>
          </table:table-cell>
          <table:table-cell table:style-name="ce5" office:value-type="string">
            <text:p>2010-03-29 00:00:00</text:p>
          </table:table-cell>
          <table:table-cell table:style-name="ce5" office:value-type="string">
            <text:p>2010-03-15</text:p>
          </table:table-cell>
          <table:table-cell table:style-name="ce5" office:value-type="string">
            <text:p>2010-03-2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7.493894993895">
            <text:p>87.4938949939</text:p>
          </table:table-cell>
          <table:table-cell office:value-type="float" office:value="22.1945930747457">
            <text:p>22.1945930747</text:p>
          </table:table-cell>
          <table:table-cell office:value-type="float" office:value="0.186965811965812">
            <text:p>0.186965812</text:p>
          </table:table-cell>
          <table:table-cell office:value-type="float" office:value="94.7916666666667">
            <text:p>94.7916666667</text:p>
          </table:table-cell>
          <table:table-cell office:value-type="float" office:value="94.7850529100529">
            <text:p>94.7850529101</text:p>
          </table:table-cell>
          <table:table-cell table:style-name="ce8" table:formula="of:=[.C12]-[.E12]" office:value-type="float" office:value="0">
            <text:p>0</text:p>
          </table:table-cell>
          <table:table-cell table:style-name="ce8" table:formula="of:=[.D12]-[.F12]" office:value-type="float" office:value="0">
            <text:p>0</text:p>
          </table:table-cell>
          <table:table-cell table:style-name="ce13" table:formula="of:=[.I12]" office:value-type="float" office:value="87.493894993895">
            <text:p>87.4938949939</text:p>
          </table:table-cell>
          <table:table-cell table:number-columns-repeated="100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heGreen</text:p>
          </table:table-cell>
          <table:table-cell table:style-name="ce5" office:value-type="string">
            <text:p>2010-03-23 00:00:00</text:p>
          </table:table-cell>
          <table:table-cell table:style-name="ce5" office:value-type="string">
            <text:p>2010-04-09 00:00:00</text:p>
          </table:table-cell>
          <table:table-cell table:style-name="ce5" office:value-type="string">
            <text:p>2010-03-23</text:p>
          </table:table-cell>
          <table:table-cell table:style-name="ce5" office:value-type="string">
            <text:p>2010-04-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9.5867693865741">
            <text:p>99.5867693866</text:p>
          </table:table-cell>
          <table:table-cell office:value-type="float" office:value="0.544756139333771">
            <text:p>0.5447561393</text:p>
          </table:table-cell>
          <table:table-cell office:value-type="float" office:value="98.1770833333333">
            <text:p>98.1770833333</text:p>
          </table:table-cell>
          <table:table-cell office:value-type="float" office:value="99.8697916666667">
            <text:p>99.8697916667</text:p>
          </table:table-cell>
          <table:table-cell office:value-type="float" office:value="106.225887345679">
            <text:p>106.2258873457</text:p>
          </table:table-cell>
          <table:table-cell table:style-name="ce8" table:formula="of:=[.C13]-[.E13]" office:value-type="float" office:value="0">
            <text:p>0</text:p>
          </table:table-cell>
          <table:table-cell table:style-name="ce8" table:formula="of:=[.D13]-[.F13]" office:value-type="float" office:value="0">
            <text:p>0</text:p>
          </table:table-cell>
          <table:table-cell table:style-name="ce13" table:formula="of:=[.I13]" office:value-type="float" office:value="99.5867693865741">
            <text:p>99.5867693866</text:p>
          </table:table-cell>
          <table:table-cell table:number-columns-repeated="100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own Ground</text:p>
          </table:table-cell>
          <table:table-cell table:style-name="ce5" office:value-type="string">
            <text:p>2010-02-28 00:00:00</text:p>
          </table:table-cell>
          <table:table-cell table:style-name="ce5" office:value-type="string">
            <text:p>2010-03-19 00:00:00</text:p>
          </table:table-cell>
          <table:table-cell table:style-name="ce5" office:value-type="string">
            <text:p>2010-02-26</text:p>
          </table:table-cell>
          <table:table-cell table:style-name="ce5" office:value-type="string">
            <text:p>2010-03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.143518518519">
            <text:p>100.1435185185</text:p>
          </table:table-cell>
          <table:table-cell office:value-type="float" office:value="0.0459466823172566">
            <text:p>0.0459466823</text:p>
          </table:table-cell>
          <table:table-cell office:value-type="float" office:value="100.05787037037">
            <text:p>100.0578703704</text:p>
          </table:table-cell>
          <table:table-cell office:value-type="float" office:value="100.212191358025">
            <text:p>100.212191358</text:p>
          </table:table-cell>
          <table:table-cell office:value-type="float" office:value="106.03431372549">
            <text:p>106.0343137255</text:p>
          </table:table-cell>
          <table:table-cell table:style-name="ce8" table:formula="of:=[.C14]-[.E14]" office:value-type="float" office:value="2">
            <text:p>2</text:p>
          </table:table-cell>
          <table:table-cell table:style-name="ce8" table:formula="of:=[.D14]-[.F14]" office:value-type="float" office:value="0">
            <text:p>0</text:p>
          </table:table-cell>
          <table:table-cell table:style-name="ce13" table:formula="of:=[.I14]" office:value-type="float" office:value="100.143518518519">
            <text:p>100.1435185185</text:p>
          </table:table-cell>
          <table:table-cell table:number-columns-repeated="100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30 Elliot Summer</text:p>
          </table:table-cell>
          <table:table-cell table:style-name="ce5" office:value-type="string">
            <text:p>2010-07-13 00:00:00</text:p>
          </table:table-cell>
          <table:table-cell table:style-name="ce5" office:value-type="string">
            <text:p>2010-07-27 00:00:00</text:p>
          </table:table-cell>
          <table:table-cell table:style-name="ce5" office:value-type="string">
            <text:p>2010-07-13</text:p>
          </table:table-cell>
          <table:table-cell table:style-name="ce5" office:value-type="string">
            <text:p>2010-07-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0.136408730159">
            <text:p>100.1364087302</text:p>
          </table:table-cell>
          <table:table-cell office:value-type="float" office:value="0.023374511535267">
            <text:p>0.0233745115</text:p>
          </table:table-cell>
          <table:table-cell office:value-type="float" office:value="100.080128205128">
            <text:p>100.0801282051</text:p>
          </table:table-cell>
          <table:table-cell office:value-type="float" office:value="100.160256410256">
            <text:p>100.1602564103</text:p>
          </table:table-cell>
          <table:table-cell office:value-type="float" office:value="108.481109457672">
            <text:p>108.4811094577</text:p>
          </table:table-cell>
          <table:table-cell table:style-name="ce8" table:formula="of:=[.C15]-[.E15]" office:value-type="float" office:value="0">
            <text:p>0</text:p>
          </table:table-cell>
          <table:table-cell table:style-name="ce8" table:formula="of:=[.D15]-[.F15]" office:value-type="float" office:value="0">
            <text:p>0</text:p>
          </table:table-cell>
          <table:table-cell table:style-name="ce13" table:formula="of:=[.I15]" office:value-type="float" office:value="100.136408730159">
            <text:p>100.1364087302</text:p>
          </table:table-cell>
          <table:table-cell table:number-columns-repeated="100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30 Elliot Winter</text:p>
          </table:table-cell>
          <table:table-cell table:style-name="ce5" office:value-type="string">
            <text:p>2010-02-02 00:00:00</text:p>
          </table:table-cell>
          <table:table-cell table:style-name="ce5" office:value-type="string">
            <text:p>2010-02-14 00:00:00</text:p>
          </table:table-cell>
          <table:table-cell table:style-name="ce5" office:value-type="string">
            <text:p>2010-02-02</text:p>
          </table:table-cell>
          <table:table-cell table:style-name="ce5" office:value-type="string">
            <text:p>2010-02-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1.0723304473305">
            <text:p>91.0723304473</text:p>
          </table:table-cell>
          <table:table-cell office:value-type="float" office:value="25.4704687861368">
            <text:p>25.4704687861</text:p>
          </table:table-cell>
          <table:table-cell office:value-type="float" office:value="10.1641414141414">
            <text:p>10.1641414141</text:p>
          </table:table-cell>
          <table:table-cell office:value-type="float" office:value="100.252525252525">
            <text:p>100.2525252525</text:p>
          </table:table-cell>
          <table:table-cell office:value-type="float" office:value="100.179563492063">
            <text:p>100.1795634921</text:p>
          </table:table-cell>
          <table:table-cell table:style-name="ce8" table:formula="of:=[.C16]-[.E16]" office:value-type="float" office:value="0">
            <text:p>0</text:p>
          </table:table-cell>
          <table:table-cell table:style-name="ce8" table:formula="of:=[.D16]-[.F16]" office:value-type="float" office:value="-4">
            <text:p>-4</text:p>
          </table:table-cell>
          <table:table-cell table:style-name="ce13" table:formula="of:=[.I16]" office:value-type="float" office:value="91.0723304473305">
            <text:p>91.0723304473</text:p>
          </table:table-cell>
          <table:table-cell table:number-columns-repeated="100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Weston Lane</text:p>
          </table:table-cell>
          <table:table-cell table:number-columns-repeated="2" office:value-type="string">
            <text:p>NA</text:p>
          </table:table-cell>
          <table:table-cell table:style-name="ce5" office:value-type="string">
            <text:p>2010-11-25</text:p>
          </table:table-cell>
          <table:table-cell table:style-name="ce5" office:value-type="string">
            <text:p>2011-03-1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5.5006284693785">
            <text:p>85.5006284694</text:p>
          </table:table-cell>
          <table:table-cell office:value-type="float" office:value="16.1911964749618">
            <text:p>16.191196475</text:p>
          </table:table-cell>
          <table:table-cell office:value-type="float" office:value="41.4727227227227">
            <text:p>41.4727227227</text:p>
          </table:table-cell>
          <table:table-cell office:value-type="float" office:value="97.4818568568569">
            <text:p>97.4818568569</text:p>
          </table:table-cell>
          <table:table-cell office:value-type="float" office:value="87.0694473403762">
            <text:p>87.0694473404</text:p>
          </table:table-cell>
          <table:table-cell table:style-name="ce8" table:formula="of:=[.C17]-[.E17]" office:value-type="float" office:value="0">
            <text:p>#VALUE!</text:p>
          </table:table-cell>
          <table:table-cell table:style-name="ce8" table:formula="of:=[.D17]-[.F17]" office:value-type="float" office:value="0">
            <text:p>#VALUE!</text:p>
          </table:table-cell>
          <table:table-cell table:style-name="ce13" table:formula="of:=[.I17]" office:value-type="float" office:value="85.5006284693785">
            <text:p>85.5006284694</text:p>
          </table:table-cell>
          <table:table-cell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5 Elm Road</text:p>
          </table:table-cell>
          <table:table-cell table:style-name="ce5" office:value-type="string">
            <text:p>2011-12-19 00:00:00</text:p>
          </table:table-cell>
          <table:table-cell table:style-name="ce5" office:value-type="string">
            <text:p>2012-01-09 00:00:00</text:p>
          </table:table-cell>
          <table:table-cell table:style-name="ce5" office:value-type="string">
            <text:p>2011-12-19</text:p>
          </table:table-cell>
          <table:table-cell table:style-name="ce5" office:value-type="string">
            <text:p>2012-01-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0.325186965812">
            <text:p>60.3251869658</text:p>
          </table:table-cell>
          <table:table-cell office:value-type="float" office:value="11.0025770752924">
            <text:p>11.0025770753</text:p>
          </table:table-cell>
          <table:table-cell office:value-type="float" office:value="49.6875">
            <text:p>49.6875</text:p>
          </table:table-cell>
          <table:table-cell office:value-type="float" office:value="72.9861111111111">
            <text:p>72.9861111111</text:p>
          </table:table-cell>
          <table:table-cell office:value-type="float" office:value="80.4335826210826">
            <text:p>80.4335826211</text:p>
          </table:table-cell>
          <table:table-cell table:style-name="ce10" table:formula="of:=[.C18]-[.E18]" office:value-type="float" office:value="0">
            <text:p>0</text:p>
          </table:table-cell>
          <table:table-cell table:style-name="ce10" table:formula="of:=[.D18]-[.F18]" office:value-type="float" office:value="1">
            <text:p>1</text:p>
          </table:table-cell>
          <table:table-cell table:style-name="ce15" table:formula="of:=[.I18]" office:value-type="float" office:value="60.325186965812">
            <text:p>60.3251869658</text:p>
          </table:table-cell>
          <table:table-cell table:style-name="ce18"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58 Trevelyan Crescent</text:p>
          </table:table-cell>
          <table:table-cell table:style-name="ce5" office:value-type="string">
            <text:p>2011-12-19 00:00:00</text:p>
          </table:table-cell>
          <table:table-cell table:style-name="ce5" office:value-type="string">
            <text:p>2012-01-09 00:00:00</text:p>
          </table:table-cell>
          <table:table-cell table:style-name="ce5" office:value-type="string">
            <text:p>2011-12-19</text:p>
          </table:table-cell>
          <table:table-cell table:style-name="ce5" office:value-type="string">
            <text:p>2012-01-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345568783068783">
            <text:p>0.3455687831</text:p>
          </table:table-cell>
          <table:table-cell office:value-type="float" office:value="0.0608641934783171">
            <text:p>0.0608641935</text:p>
          </table:table-cell>
          <table:table-cell office:value-type="float" office:value="0.243055555555556">
            <text:p>0.2430555556</text:p>
          </table:table-cell>
          <table:table-cell office:value-type="float" office:value="0.399305555555556">
            <text:p>0.3993055556</text:p>
          </table:table-cell>
          <table:table-cell office:value-type="float" office:value="0.431960978835979">
            <text:p>0.4319609788</text:p>
          </table:table-cell>
          <table:table-cell table:style-name="ce8" table:formula="of:=[.C19]-[.E19]" office:value-type="float" office:value="0">
            <text:p>0</text:p>
          </table:table-cell>
          <table:table-cell table:style-name="ce8" table:formula="of:=[.D19]-[.F19]" office:value-type="float" office:value="1">
            <text:p>1</text:p>
          </table:table-cell>
          <table:table-cell table:style-name="ce13" table:formula="of:=[.I19]" office:value-type="float" office:value="0.345568783068783">
            <text:p>0.3455687831</text:p>
          </table:table-cell>
          <table:table-cell office:value-type="string">
            <text:p>Redident Switched System Off</text:p>
          </table:table-cell>
          <table:table-cell table:number-columns-repeated="1007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string">
            <text:p>1 Avon Road</text:p>
          </table:table-cell>
          <table:table-cell table:style-name="ce6" office:value-type="string">
            <text:p>2012-01-13 12:30:00</text:p>
          </table:table-cell>
          <table:table-cell table:style-name="ce6" office:value-type="string">
            <text:p>2012-02-02 00:00:00</text:p>
          </table:table-cell>
          <table:table-cell table:style-name="ce6" office:value-type="string">
            <text:p>2012-01-13</text:p>
          </table:table-cell>
          <table:table-cell table:style-name="ce6" office:value-type="string">
            <text:p>2012-02-0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.4985690746683">
            <text:p>21.4985690747</text:p>
          </table:table-cell>
          <table:table-cell table:style-name="ce4" office:value-type="float" office:value="6.46564622108685">
            <text:p>6.4656462211</text:p>
          </table:table-cell>
          <table:table-cell table:style-name="ce4" office:value-type="float" office:value="0.112739571589628">
            <text:p>0.1127395716</text:p>
          </table:table-cell>
          <table:table-cell table:style-name="ce4" office:value-type="float" office:value="23.8444193912063">
            <text:p>23.8444193912</text:p>
          </table:table-cell>
          <table:table-cell table:style-name="ce4" office:value-type="float" office:value="22.0708689458689">
            <text:p>22.0708689459</text:p>
          </table:table-cell>
          <table:table-cell table:style-name="ce11" table:formula="of:=[.C20]-[.E20]" office:value-type="float" office:value="0.520833333335759">
            <text:p>0.5208333333</text:p>
          </table:table-cell>
          <table:table-cell table:style-name="ce11" table:formula="of:=[.D20]-[.F20]" office:value-type="float" office:value="0">
            <text:p>0</text:p>
          </table:table-cell>
          <table:table-cell table:style-name="ce16" table:formula="of:=[.I20]" office:value-type="float" office:value="21.4985690746683">
            <text:p>21.4985690747</text:p>
          </table:table-cell>
          <table:table-cell table:style-name="ce4" office:value-type="string">
            <text:p>“Battry Problems”</text:p>
          </table:table-cell>
          <table:table-cell table:style-name="ce4" table:number-columns-repeated="1007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4" office:value-type="string">
            <text:p>10 Southam Gardens</text:p>
          </table:table-cell>
          <table:table-cell table:style-name="ce6" office:value-type="string">
            <text:p>2012-01-13 00:00:00</text:p>
          </table:table-cell>
          <table:table-cell table:style-name="ce6" office:value-type="string">
            <text:p>2012-02-02 00:00:00</text:p>
          </table:table-cell>
          <table:table-cell table:number-columns-repeated="2" table:style-name="ce6" office:value-type="string">
            <text:p>2012-01-13</text:p>
          </table:table-cell>
          <table:table-cell table:number-columns-repeated="7" table:style-name="ce4" office:value-type="string">
            <text:p>NA</text:p>
          </table:table-cell>
          <table:table-cell table:style-name="ce11" table:formula="of:=[.C21]-[.E21]" office:value-type="float" office:value="0">
            <text:p>0</text:p>
          </table:table-cell>
          <table:table-cell table:style-name="ce11" table:formula="of:=[.D21]-[.F21]" office:value-type="float" office:value="20">
            <text:p>20</text:p>
          </table:table-cell>
          <table:table-cell table:style-name="ce16" table:formula="of:=[.I21]" office:value-type="string" office:string-value="NA">
            <text:p>NA</text:p>
          </table:table-cell>
          <table:table-cell table:style-name="ce4" office:value-type="string">
            <text:p>“Battry Problems”</text:p>
          </table:table-cell>
          <table:table-cell table:style-name="ce4" table:number-columns-repeated="1007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4" office:value-type="string">
            <text:p>73 St Peters Road</text:p>
          </table:table-cell>
          <table:table-cell table:style-name="ce6" office:value-type="string">
            <text:p>2012-01-13 00:00:00</text:p>
          </table:table-cell>
          <table:table-cell table:style-name="ce6" office:value-type="string">
            <text:p>2012-02-02 00:00:00</text:p>
          </table:table-cell>
          <table:table-cell table:number-columns-repeated="2" table:style-name="ce6" office:value-type="string">
            <text:p>2012-01-13</text:p>
          </table:table-cell>
          <table:table-cell table:number-columns-repeated="7" table:style-name="ce4" office:value-type="string">
            <text:p>NA</text:p>
          </table:table-cell>
          <table:table-cell table:style-name="ce11" table:formula="of:=[.C22]-[.E22]" office:value-type="float" office:value="0">
            <text:p>0</text:p>
          </table:table-cell>
          <table:table-cell table:style-name="ce11" table:formula="of:=[.D22]-[.F22]" office:value-type="float" office:value="20">
            <text:p>20</text:p>
          </table:table-cell>
          <table:table-cell table:style-name="ce16" table:formula="of:=[.I22]" office:value-type="string" office:string-value="NA">
            <text:p>NA</text:p>
          </table:table-cell>
          <table:table-cell table:style-name="ce4" office:value-type="string">
            <text:p>“Battry Problems”</text:p>
          </table:table-cell>
          <table:table-cell table:style-name="ce4" table:number-columns-repeated="1007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4" office:value-type="string">
            <text:p>28 Hastings Road</text:p>
          </table:table-cell>
          <table:table-cell table:style-name="ce6" office:value-type="string">
            <text:p>2012-01-13 00:00:00</text:p>
          </table:table-cell>
          <table:table-cell table:style-name="ce6" office:value-type="string">
            <text:p>2012-02-02 00:00:00</text:p>
          </table:table-cell>
          <table:table-cell table:style-name="ce6" office:value-type="string">
            <text:p>2012-01-13</text:p>
          </table:table-cell>
          <table:table-cell table:style-name="ce6" office:value-type="string">
            <text:p>2012-01-1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.63363902179692">
            <text:p>5.6336390218</text:p>
          </table:table-cell>
          <table:table-cell table:style-name="ce4" office:value-type="float" office:value="0.00833045149558781">
            <text:p>0.0083304515</text:p>
          </table:table-cell>
          <table:table-cell table:style-name="ce4" office:value-type="float" office:value="5.62865497076023">
            <text:p>5.6286549708</text:p>
          </table:table-cell>
          <table:table-cell table:style-name="ce4" office:value-type="float" office:value="5.6469298245614">
            <text:p>5.6469298246</text:p>
          </table:table-cell>
          <table:table-cell table:style-name="ce4" office:value-type="float" office:value="107.039141414141">
            <text:p>107.0391414141</text:p>
          </table:table-cell>
          <table:table-cell table:style-name="ce11" table:formula="of:=[.C23]-[.E23]" office:value-type="float" office:value="0">
            <text:p>0</text:p>
          </table:table-cell>
          <table:table-cell table:style-name="ce11" table:formula="of:=[.D23]-[.F23]" office:value-type="float" office:value="16">
            <text:p>16</text:p>
          </table:table-cell>
          <table:table-cell table:style-name="ce16" table:formula="of:=[.I23]" office:value-type="float" office:value="5.63363902179692">
            <text:p>5.6336390218</text:p>
          </table:table-cell>
          <table:table-cell table:style-name="ce4" office:value-type="string">
            <text:p>“Battry Problems”</text:p>
          </table:table-cell>
          <table:table-cell table:style-name="ce4" table:number-columns-repeated="100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 Berryfields</text:p>
          </table:table-cell>
          <table:table-cell table:style-name="ce5" office:value-type="string">
            <text:p>2012-02-09 00:00:00</text:p>
          </table:table-cell>
          <table:table-cell table:style-name="ce5" office:value-type="string">
            <text:p>2012-02-23 00:00:00</text:p>
          </table:table-cell>
          <table:table-cell table:style-name="ce5" office:value-type="string">
            <text:p>2012-02-09</text:p>
          </table:table-cell>
          <table:table-cell table:style-name="ce5" office:value-type="string">
            <text:p>2012-03-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9.9632745726496">
            <text:p>99.9632745726</text:p>
          </table:table-cell>
          <table:table-cell office:value-type="float" office:value="0.0363287139656382">
            <text:p>0.036328714</text:p>
          </table:table-cell>
          <table:table-cell office:value-type="float" office:value="99.8931623931624">
            <text:p>99.8931623932</text:p>
          </table:table-cell>
          <table:table-cell office:value-type="float" office:value="100">
            <text:p>100</text:p>
          </table:table-cell>
          <table:table-cell office:value-type="float" office:value="108.293547453704">
            <text:p>108.2935474537</text:p>
          </table:table-cell>
          <table:table-cell table:style-name="ce8" table:formula="of:=[.C24]-[.E24]" office:value-type="float" office:value="0">
            <text:p>0</text:p>
          </table:table-cell>
          <table:table-cell table:style-name="ce8" table:formula="of:=[.D24]-[.F24]" office:value-type="float" office:value="-8">
            <text:p>-8</text:p>
          </table:table-cell>
          <table:table-cell table:style-name="ce13" table:formula="of:=[.I24]" office:value-type="float" office:value="99.9632745726496">
            <text:p>99.9632745726</text:p>
          </table:table-cell>
          <table:table-cell table:number-columns-repeated="100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rs Brown <text:s/>Southam</text:p>
          </table:table-cell>
          <table:table-cell table:style-name="ce5" office:value-type="string">
            <text:p>2012-02-09 00:00:00</text:p>
          </table:table-cell>
          <table:table-cell table:style-name="ce5" office:value-type="string">
            <text:p>2012-02-23 00:00:00</text:p>
          </table:table-cell>
          <table:table-cell table:number-columns-repeated="2" table:style-name="ce5" office:value-type="string">
            <text:p>2012-02-09</text:p>
          </table:table-cell>
          <table:table-cell table:number-columns-repeated="7" office:value-type="string">
            <text:p>NA</text:p>
          </table:table-cell>
          <table:table-cell table:style-name="ce8" table:formula="of:=[.C25]-[.E25]" office:value-type="float" office:value="0">
            <text:p>0</text:p>
          </table:table-cell>
          <table:table-cell table:style-name="ce8" table:formula="of:=[.D25]-[.F25]" office:value-type="float" office:value="14">
            <text:p>14</text:p>
          </table:table-cell>
          <table:table-cell table:style-name="ce13" table:formula="of:=[.I25]" office:value-type="string" office:string-value="NA">
            <text:p>NA</text:p>
          </table:table-cell>
          <table:table-cell table:number-columns-repeated="100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14 George Street, Stockton</text:p>
          </table:table-cell>
          <table:table-cell table:style-name="ce5" office:value-type="string">
            <text:p>2012-02-09 00:00:00</text:p>
          </table:table-cell>
          <table:table-cell table:style-name="ce5" office:value-type="string">
            <text:p>2012-02-23 00:00:00</text:p>
          </table:table-cell>
          <table:table-cell table:number-columns-repeated="2" table:style-name="ce5" office:value-type="string">
            <text:p>2012-02-09</text:p>
          </table:table-cell>
          <table:table-cell table:number-columns-repeated="7" office:value-type="string">
            <text:p>NA</text:p>
          </table:table-cell>
          <table:table-cell table:style-name="ce8" table:formula="of:=[.C26]-[.E26]" office:value-type="float" office:value="0">
            <text:p>0</text:p>
          </table:table-cell>
          <table:table-cell table:style-name="ce8" table:formula="of:=[.D26]-[.F26]" office:value-type="float" office:value="14">
            <text:p>14</text:p>
          </table:table-cell>
          <table:table-cell table:style-name="ce13" table:formula="of:=[.I26]" office:value-type="string" office:string-value="NA">
            <text:p>NA</text:p>
          </table:table-cell>
          <table:table-cell table:number-columns-repeated="100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7 New Park</text:p>
          </table:table-cell>
          <table:table-cell table:style-name="ce5" office:value-type="string">
            <text:p>2012-03-08 00:00:00</text:p>
          </table:table-cell>
          <table:table-cell table:style-name="ce5" office:value-type="string">
            <text:p>2012-04-04 22:00:00</text:p>
          </table:table-cell>
          <table:table-cell table:style-name="ce5" office:value-type="string">
            <text:p>2012-03-08</text:p>
          </table:table-cell>
          <table:table-cell table:style-name="ce5" office:value-type="string">
            <text:p>2012-03-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.58051685586515">
            <text:p>2.5805168559</text:p>
          </table:table-cell>
          <table:table-cell office:value-type="float" office:value="0.0486371953363421">
            <text:p>0.0486371953</text:p>
          </table:table-cell>
          <table:table-cell office:value-type="float" office:value="2.47678018575851">
            <text:p>2.4767801858</text:p>
          </table:table-cell>
          <table:table-cell office:value-type="float" office:value="2.6186790505676">
            <text:p>2.6186790506</text:p>
          </table:table-cell>
          <table:table-cell office:value-type="float" office:value="3.85882844650206">
            <text:p>3.8588284465</text:p>
          </table:table-cell>
          <table:table-cell table:style-name="ce8" table:formula="of:=[.C27]-[.E27]" office:value-type="float" office:value="0">
            <text:p>0</text:p>
          </table:table-cell>
          <table:table-cell table:style-name="ce8" table:formula="of:=[.D27]-[.F27]" office:value-type="float" office:value="7.91666666666424">
            <text:p>7.9166666667</text:p>
          </table:table-cell>
          <table:table-cell table:style-name="ce13" table:formula="of:=[.I27]" office:value-type="float" office:value="2.58051685586515">
            <text:p>2.5805168559</text:p>
          </table:table-cell>
          <table:table-cell table:number-columns-repeated="100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 New Park</text:p>
          </table:table-cell>
          <table:table-cell table:style-name="ce5" office:value-type="string">
            <text:p>2012-03-08 00:00:00</text:p>
          </table:table-cell>
          <table:table-cell table:style-name="ce5" office:value-type="string">
            <text:p>2012-04-04 22:00:00</text:p>
          </table:table-cell>
          <table:table-cell table:style-name="ce5" office:value-type="string">
            <text:p>2012-03-21</text:p>
          </table:table-cell>
          <table:table-cell table:style-name="ce5" office:value-type="string">
            <text:p>2012-04-0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365497076023392">
            <text:p>0.0365497076</text:p>
          </table:table-cell>
          <table:table-cell office:value-type="float" office:value="0.00494688460298872">
            <text:p>0.0049468846</text:p>
          </table:table-cell>
          <table:table-cell office:value-type="float" office:value="0.0257997936016512">
            <text:p>0.0257997936</text:p>
          </table:table-cell>
          <table:table-cell office:value-type="float" office:value="0.0386996904024768">
            <text:p>0.0386996904</text:p>
          </table:table-cell>
          <table:table-cell office:value-type="float" office:value="0.070271164021164">
            <text:p>0.070271164</text:p>
          </table:table-cell>
          <table:table-cell table:style-name="ce8" table:formula="of:=[.C28]-[.E28]" office:value-type="float" office:value="-13">
            <text:p>-13</text:p>
          </table:table-cell>
          <table:table-cell table:style-name="ce8" table:formula="of:=[.D28]-[.F28]" office:value-type="float" office:value="0.916666666664241">
            <text:p>0.9166666667</text:p>
          </table:table-cell>
          <table:table-cell table:style-name="ce13" table:formula="of:=[.I28]" office:value-type="float" office:value="0.0365497076023392">
            <text:p>0.0365497076</text:p>
          </table:table-cell>
          <table:table-cell table:number-columns-repeated="100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6 New Park</text:p>
          </table:table-cell>
          <table:table-cell table:style-name="ce5" office:value-type="string">
            <text:p>2012-03-08 00:00:00</text:p>
          </table:table-cell>
          <table:table-cell table:style-name="ce5" office:value-type="string">
            <text:p>2012-05-14 22:00:00</text:p>
          </table:table-cell>
          <table:table-cell table:style-name="ce5" office:value-type="string">
            <text:p>2012-03-08</text:p>
          </table:table-cell>
          <table:table-cell table:style-name="ce5" office:value-type="string">
            <text:p>2012-05-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9.9624514132609">
            <text:p>79.9624514133</text:p>
          </table:table-cell>
          <table:table-cell office:value-type="float" office:value="0.0636823971151075">
            <text:p>0.0636823971</text:p>
          </table:table-cell>
          <table:table-cell office:value-type="float" office:value="79.7218762972188">
            <text:p>79.7218762972</text:p>
          </table:table-cell>
          <table:table-cell office:value-type="float" office:value="80.0176421751764">
            <text:p>80.0176421752</text:p>
          </table:table-cell>
          <table:table-cell office:value-type="float" office:value="99.0892723531612">
            <text:p>99.0892723532</text:p>
          </table:table-cell>
          <table:table-cell table:style-name="ce8" table:formula="of:=[.C29]-[.E29]" office:value-type="float" office:value="0">
            <text:p>0</text:p>
          </table:table-cell>
          <table:table-cell table:style-name="ce8" table:formula="of:=[.D29]-[.F29]" office:value-type="float" office:value="0.916666666664241">
            <text:p>0.9166666667</text:p>
          </table:table-cell>
          <table:table-cell table:style-name="ce13" table:formula="of:=[.I29]" office:value-type="float" office:value="79.9624514132609">
            <text:p>79.9624514133</text:p>
          </table:table-cell>
          <table:table-cell table:number-columns-repeated="100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5 New Park</text:p>
          </table:table-cell>
          <table:table-cell table:style-name="ce5" office:value-type="string">
            <text:p>2012-03-08 00:00:00</text:p>
          </table:table-cell>
          <table:table-cell table:style-name="ce5" office:value-type="string">
            <text:p>2012-05-14 22:00:00</text:p>
          </table:table-cell>
          <table:table-cell table:style-name="ce5" office:value-type="string">
            <text:p>2012-03-21</text:p>
          </table:table-cell>
          <table:table-cell table:style-name="ce5" office:value-type="string">
            <text:p>2012-05-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6.1266934601306">
            <text:p>76.1266934601</text:p>
          </table:table-cell>
          <table:table-cell office:value-type="float" office:value="6.27886069356079">
            <text:p>6.2788606936</text:p>
          </table:table-cell>
          <table:table-cell office:value-type="float" office:value="66.1114570361146">
            <text:p>66.1114570361</text:p>
          </table:table-cell>
          <table:table-cell office:value-type="float" office:value="79.9605645496056">
            <text:p>79.9605645496</text:p>
          </table:table-cell>
          <table:table-cell office:value-type="float" office:value="94.3360105686495">
            <text:p>94.3360105686</text:p>
          </table:table-cell>
          <table:table-cell table:style-name="ce8" table:formula="of:=[.C30]-[.E30]" office:value-type="float" office:value="-13">
            <text:p>-13</text:p>
          </table:table-cell>
          <table:table-cell table:style-name="ce8" table:formula="of:=[.D30]-[.F30]" office:value-type="float" office:value="0.916666666664241">
            <text:p>0.9166666667</text:p>
          </table:table-cell>
          <table:table-cell table:style-name="ce13" table:formula="of:=[.I30]" office:value-type="float" office:value="76.1266934601306">
            <text:p>76.1266934601</text:p>
          </table:table-cell>
          <table:table-cell table:number-columns-repeated="100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7 New Park</text:p>
          </table:table-cell>
          <table:table-cell table:style-name="ce5" office:value-type="string">
            <text:p>2012-03-08 00:00:00</text:p>
          </table:table-cell>
          <table:table-cell table:style-name="ce5" office:value-type="string">
            <text:p>2012-04-13 22:00:00</text:p>
          </table:table-cell>
          <table:table-cell table:style-name="ce5" office:value-type="string">
            <text:p>2012-03-08</text:p>
          </table:table-cell>
          <table:table-cell table:style-name="ce5" office:value-type="string">
            <text:p>2012-04-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.8205020037967">
            <text:p>60.8205020038</text:p>
          </table:table-cell>
          <table:table-cell office:value-type="float" office:value="1.00163166716016">
            <text:p>1.0016316672</text:p>
          </table:table-cell>
          <table:table-cell office:value-type="float" office:value="58.6330239752514">
            <text:p>58.6330239753</text:p>
          </table:table-cell>
          <table:table-cell office:value-type="float" office:value="61.5429234338747">
            <text:p>61.5429234339</text:p>
          </table:table-cell>
          <table:table-cell office:value-type="float" office:value="94.9769433465086">
            <text:p>94.9769433465</text:p>
          </table:table-cell>
          <table:table-cell table:style-name="ce8" table:formula="of:=[.C31]-[.E31]" office:value-type="float" office:value="0">
            <text:p>0</text:p>
          </table:table-cell>
          <table:table-cell table:style-name="ce8" table:formula="of:=[.D31]-[.F31]" office:value-type="float" office:value="0.916666666664241">
            <text:p>0.9166666667</text:p>
          </table:table-cell>
          <table:table-cell table:style-name="ce13" table:formula="of:=[.I31]" office:value-type="float" office:value="60.8205020037967">
            <text:p>60.8205020038</text:p>
          </table:table-cell>
          <table:table-cell table:number-columns-repeated="100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Brays lane</text:p>
          </table:table-cell>
          <table:table-cell table:number-columns-repeated="11" office:value-type="string">
            <text:p>NA</text:p>
          </table:table-cell>
          <table:table-cell table:style-name="ce8" table:formula="of:=[.C32]-[.E32]" office:value-type="float" office:value="0">
            <text:p>#VALUE!</text:p>
          </table:table-cell>
          <table:table-cell table:style-name="ce8" table:formula="of:=[.D32]-[.F32]" office:value-type="float" office:value="0">
            <text:p>#VALUE!</text:p>
          </table:table-cell>
          <table:table-cell table:style-name="ce13" table:formula="of:=[.I32]" office:value-type="string" office:string-value="NA">
            <text:p>NA</text:p>
          </table:table-cell>
          <table:table-cell table:number-columns-repeated="100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131Jodrell</text:p>
          </table:table-cell>
          <table:table-cell table:style-name="ce5" office:value-type="string">
            <text:p>2011-12-12 00:00:00</text:p>
          </table:table-cell>
          <table:table-cell table:style-name="ce5" office:value-type="string">
            <text:p>2012-02-17 00:00:00</text:p>
          </table:table-cell>
          <table:table-cell table:style-name="ce5" office:value-type="string">
            <text:p>2011-12-12</text:p>
          </table:table-cell>
          <table:table-cell table:style-name="ce5" office:value-type="string">
            <text:p>2012-02-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4.9774184149184">
            <text:p>94.9774184149</text:p>
          </table:table-cell>
          <table:table-cell office:value-type="float" office:value="5.78847061966452">
            <text:p>5.7884706197</text:p>
          </table:table-cell>
          <table:table-cell office:value-type="float" office:value="86.674031986532">
            <text:p>86.6740319865</text:p>
          </table:table-cell>
          <table:table-cell office:value-type="float" office:value="99.9947390572391">
            <text:p>99.9947390572</text:p>
          </table:table-cell>
          <table:table-cell office:value-type="float" office:value="96.4386094674556">
            <text:p>96.4386094675</text:p>
          </table:table-cell>
          <table:table-cell table:style-name="ce8" table:formula="of:=[.C33]-[.E33]" office:value-type="float" office:value="0">
            <text:p>0</text:p>
          </table:table-cell>
          <table:table-cell table:style-name="ce8" table:formula="of:=[.D33]-[.F33]" office:value-type="float" office:value="0">
            <text:p>0</text:p>
          </table:table-cell>
          <table:table-cell table:style-name="ce13" table:formula="of:=[.I33]" office:value-type="float" office:value="94.9774184149184">
            <text:p>94.9774184149</text:p>
          </table:table-cell>
          <table:table-cell table:number-columns-repeated="100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155Jodrell</text:p>
          </table:table-cell>
          <table:table-cell table:style-name="ce5" office:value-type="string">
            <text:p>2011-10-12 00:00:00</text:p>
          </table:table-cell>
          <table:table-cell table:style-name="ce5" office:value-type="string">
            <text:p>2011-11-15 00:00:00</text:p>
          </table:table-cell>
          <table:table-cell table:style-name="ce5" office:value-type="string">
            <text:p>2011-10-12</text:p>
          </table:table-cell>
          <table:table-cell table:style-name="ce5" office:value-type="string">
            <text:p>2011-11-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.9894781144781">
            <text:p>99.9894781145</text:p>
          </table:table-cell>
          <table:table-cell office:value-type="float" office:value="0.0110910411762355">
            <text:p>0.0110910412</text:p>
          </table:table-cell>
          <table:table-cell office:value-type="float" office:value="99.9684343434343">
            <text:p>99.9684343434</text:p>
          </table:table-cell>
          <table:table-cell office:value-type="float" office:value="100">
            <text:p>100</text:p>
          </table:table-cell>
          <table:table-cell office:value-type="float" office:value="103.114149305556">
            <text:p>103.1141493056</text:p>
          </table:table-cell>
          <table:table-cell table:style-name="ce8" table:formula="of:=[.C34]-[.E34]" office:value-type="float" office:value="0">
            <text:p>0</text:p>
          </table:table-cell>
          <table:table-cell table:style-name="ce8" table:formula="of:=[.D34]-[.F34]" office:value-type="float" office:value="0">
            <text:p>0</text:p>
          </table:table-cell>
          <table:table-cell table:style-name="ce13" table:formula="of:=[.I34]" office:value-type="float" office:value="99.9894781144781">
            <text:p>99.9894781145</text:p>
          </table:table-cell>
          <table:table-cell table:number-columns-repeated="100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27FoleshillA</text:p>
          </table:table-cell>
          <table:table-cell table:style-name="ce5" office:value-type="string">
            <text:p>2011-07-21 00:00:00</text:p>
          </table:table-cell>
          <table:table-cell table:style-name="ce5" office:value-type="string">
            <text:p>2011-09-08 00:00:00</text:p>
          </table:table-cell>
          <table:table-cell table:style-name="ce5" office:value-type="string">
            <text:p>2011-07-21</text:p>
          </table:table-cell>
          <table:table-cell table:style-name="ce5" office:value-type="string">
            <text:p>2011-09-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8.5232204861111">
            <text:p>98.5232204861</text:p>
          </table:table-cell>
          <table:table-cell office:value-type="float" office:value="0.104729756280451">
            <text:p>0.1047297563</text:p>
          </table:table-cell>
          <table:table-cell office:value-type="float" office:value="98.3289930555556">
            <text:p>98.3289930556</text:p>
          </table:table-cell>
          <table:table-cell office:value-type="float" office:value="98.6617476851852">
            <text:p>98.6617476852</text:p>
          </table:table-cell>
          <table:table-cell office:value-type="float" office:value="100.619459219858">
            <text:p>100.6194592199</text:p>
          </table:table-cell>
          <table:table-cell table:style-name="ce8" table:formula="of:=[.C35]-[.E35]" office:value-type="float" office:value="0">
            <text:p>0</text:p>
          </table:table-cell>
          <table:table-cell table:style-name="ce8" table:formula="of:=[.D35]-[.F35]" office:value-type="float" office:value="0">
            <text:p>0</text:p>
          </table:table-cell>
          <table:table-cell table:style-name="ce13" table:formula="of:=[.I35]" office:value-type="float" office:value="98.5232204861111">
            <text:p>98.5232204861</text:p>
          </table:table-cell>
          <table:table-cell table:number-columns-repeated="100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0Newdigate</text:p>
          </table:table-cell>
          <table:table-cell table:style-name="ce5" office:value-type="string">
            <text:p>2011-08-10 00:00:00</text:p>
          </table:table-cell>
          <table:table-cell table:style-name="ce5" office:value-type="string">
            <text:p>2011-08-25 00:00:00</text:p>
          </table:table-cell>
          <table:table-cell table:style-name="ce5" office:value-type="string">
            <text:p>2011-08-10</text:p>
          </table:table-cell>
          <table:table-cell table:style-name="ce5" office:value-type="string">
            <text:p>2011-08-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4.3005952380952">
            <text:p>94.3005952381</text:p>
          </table:table-cell>
          <table:table-cell office:value-type="float" office:value="0.547360786620509">
            <text:p>0.5473607866</text:p>
          </table:table-cell>
          <table:table-cell office:value-type="float" office:value="93.5267857142857">
            <text:p>93.5267857143</text:p>
          </table:table-cell>
          <table:table-cell office:value-type="float" office:value="95.2876984126984">
            <text:p>95.2876984127</text:p>
          </table:table-cell>
          <table:table-cell office:value-type="float" office:value="101.554487179487">
            <text:p>101.5544871795</text:p>
          </table:table-cell>
          <table:table-cell table:style-name="ce8" table:formula="of:=[.C36]-[.E36]" office:value-type="float" office:value="0">
            <text:p>0</text:p>
          </table:table-cell>
          <table:table-cell table:style-name="ce8" table:formula="of:=[.D36]-[.F36]" office:value-type="float" office:value="0">
            <text:p>0</text:p>
          </table:table-cell>
          <table:table-cell table:style-name="ce13" table:formula="of:=[.I36]" office:value-type="float" office:value="94.3005952380952">
            <text:p>94.3005952381</text:p>
          </table:table-cell>
          <table:table-cell table:number-columns-repeated="100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ooftop</text:p>
          </table:table-cell>
          <table:table-cell table:number-columns-repeated="11" office:value-type="string">
            <text:p>NA</text:p>
          </table:table-cell>
          <table:table-cell table:style-name="ce8" table:formula="of:=[.C37]-[.E37]" office:value-type="float" office:value="0">
            <text:p>#VALUE!</text:p>
          </table:table-cell>
          <table:table-cell table:style-name="ce8" table:formula="of:=[.D37]-[.F37]" office:value-type="float" office:value="0">
            <text:p>#VALUE!</text:p>
          </table:table-cell>
          <table:table-cell table:style-name="ce13" table:formula="of:=[.I37]" office:value-type="string" office:string-value="NA">
            <text:p>NA</text:p>
          </table:table-cell>
          <table:table-cell table:number-columns-repeated="100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2"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office:value-type="string">
            <text:p>address</text:p>
          </table:table-cell>
          <table:table-cell office:value-type="string">
            <text:p>dbStart</text:p>
          </table:table-cell>
          <table:table-cell table:style-name="Default" office:value-type="string">
            <text:p>dbEnd</text:p>
          </table:table-cell>
          <table:table-cell table:style-name="Default" office:value-type="string">
            <text:p>dataStart</text:p>
          </table:table-cell>
          <table:table-cell table:style-name="Default" office:value-type="string">
            <text:p>dataEnd</text:p>
          </table:table-cell>
          <table:table-cell table:style-name="Default" office:value-type="string">
            <text:p>totalNodes</text:p>
          </table:table-cell>
          <table:table-cell office:value-type="string">
            <text:p>coNodes</text:p>
          </table:table-cell>
          <table:table-cell office:value-type="string">
            <text:p>yield</text:p>
          </table:table-cell>
          <table:table-cell office:value-type="string">
            <text:p>yieldSD</text:p>
          </table:table-cell>
          <table:table-cell office:value-type="string">
            <text:p>yieldMin</text:p>
          </table:table-cell>
          <table:table-cell office:value-type="string">
            <text:p>yieldMax</text:p>
          </table:table-cell>
          <table:table-cell office:value-type="string">
            <text:p>yieldDays</text:p>
          </table:table-cell>
          <table:table-cell office:value-type="string">
            <text:p>RL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5 Elm Road</text:p>
          </table:table-cell>
          <table:table-cell office:value-type="string">
            <text:p>2011-12-19 00:00:00</text:p>
          </table:table-cell>
          <table:table-cell office:value-type="string">
            <text:p>2012-01-09 00:00:00</text:p>
          </table:table-cell>
          <table:table-cell office:value-type="string">
            <text:p>2011-12-19</text:p>
          </table:table-cell>
          <table:table-cell office:value-type="string">
            <text:p>2012-01-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0.325186965812">
            <text:p>60.3251869658</text:p>
          </table:table-cell>
          <table:table-cell office:value-type="float" office:value="11.0025770752924">
            <text:p>11.0025770753</text:p>
          </table:table-cell>
          <table:table-cell office:value-type="float" office:value="49.6875">
            <text:p>49.6875</text:p>
          </table:table-cell>
          <table:table-cell office:value-type="float" office:value="72.9861111111111">
            <text:p>72.9861111111</text:p>
          </table:table-cell>
          <table:table-cell office:value-type="float" office:value="80.4335826210826">
            <text:p>80.4335826211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58 Trevelyan Crescent</text:p>
          </table:table-cell>
          <table:table-cell office:value-type="string">
            <text:p>2011-12-19 00:00:00</text:p>
          </table:table-cell>
          <table:table-cell office:value-type="string">
            <text:p>2012-01-09 00:00:00</text:p>
          </table:table-cell>
          <table:table-cell office:value-type="string">
            <text:p>2011-12-19</text:p>
          </table:table-cell>
          <table:table-cell office:value-type="string">
            <text:p>2012-01-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345568783068783">
            <text:p>0.3455687831</text:p>
          </table:table-cell>
          <table:table-cell office:value-type="float" office:value="0.0608641934783171">
            <text:p>0.0608641935</text:p>
          </table:table-cell>
          <table:table-cell office:value-type="float" office:value="0.243055555555556">
            <text:p>0.2430555556</text:p>
          </table:table-cell>
          <table:table-cell office:value-type="float" office:value="0.399305555555556">
            <text:p>0.3993055556</text:p>
          </table:table-cell>
          <table:table-cell office:value-type="float" office:value="0.431960978835979">
            <text:p>0.4319609788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 Avon Road</text:p>
          </table:table-cell>
          <table:table-cell office:value-type="string">
            <text:p>2012-01-13 12:30:00</text:p>
          </table:table-cell>
          <table:table-cell office:value-type="string">
            <text:p>2012-02-02 00:00:00</text:p>
          </table:table-cell>
          <table:table-cell office:value-type="string">
            <text:p>2012-01-13</text:p>
          </table:table-cell>
          <table:table-cell office:value-type="string">
            <text:p>2012-02-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.4985690746683">
            <text:p>21.4985690747</text:p>
          </table:table-cell>
          <table:table-cell office:value-type="float" office:value="6.46564622108685">
            <text:p>6.4656462211</text:p>
          </table:table-cell>
          <table:table-cell office:value-type="float" office:value="0.112739571589628">
            <text:p>0.1127395716</text:p>
          </table:table-cell>
          <table:table-cell office:value-type="float" office:value="23.8444193912063">
            <text:p>23.8444193912</text:p>
          </table:table-cell>
          <table:table-cell office:value-type="float" office:value="22.0708689458689">
            <text:p>22.0708689459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0 Southam Gardens</text:p>
          </table:table-cell>
          <table:table-cell office:value-type="string">
            <text:p>2012-01-13 00:00:00</text:p>
          </table:table-cell>
          <table:table-cell office:value-type="string">
            <text:p>2012-02-02 00:00:00</text:p>
          </table:table-cell>
          <table:table-cell table:number-columns-repeated="2" office:value-type="string">
            <text:p>2012-01-13</text:p>
          </table:table-cell>
          <table:table-cell table:number-columns-repeated="8" office:value-type="string">
            <text:p>NA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73 St Peters Road</text:p>
          </table:table-cell>
          <table:table-cell office:value-type="string">
            <text:p>2012-01-13 00:00:00</text:p>
          </table:table-cell>
          <table:table-cell office:value-type="string">
            <text:p>2012-02-02 00:00:00</text:p>
          </table:table-cell>
          <table:table-cell table:number-columns-repeated="2" office:value-type="string">
            <text:p>2012-01-13</text:p>
          </table:table-cell>
          <table:table-cell table:number-columns-repeated="8" office:value-type="string">
            <text:p>NA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8 Hastings Road</text:p>
          </table:table-cell>
          <table:table-cell office:value-type="string">
            <text:p>2012-01-13 00:00:00</text:p>
          </table:table-cell>
          <table:table-cell office:value-type="string">
            <text:p>2012-02-02 00:00:00</text:p>
          </table:table-cell>
          <table:table-cell office:value-type="string">
            <text:p>2012-01-13</text:p>
          </table:table-cell>
          <table:table-cell office:value-type="string">
            <text:p>2012-01-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.63363902179692">
            <text:p>5.6336390218</text:p>
          </table:table-cell>
          <table:table-cell office:value-type="float" office:value="0.00833045149558781">
            <text:p>0.0083304515</text:p>
          </table:table-cell>
          <table:table-cell office:value-type="float" office:value="5.62865497076023">
            <text:p>5.6286549708</text:p>
          </table:table-cell>
          <table:table-cell office:value-type="float" office:value="5.6469298245614">
            <text:p>5.6469298246</text:p>
          </table:table-cell>
          <table:table-cell office:value-type="float" office:value="107.039141414141">
            <text:p>107.0391414141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 Berryfields</text:p>
          </table:table-cell>
          <table:table-cell office:value-type="string">
            <text:p>2012-02-09 00:00:00</text:p>
          </table:table-cell>
          <table:table-cell office:value-type="string">
            <text:p>2012-02-23 00:00:00</text:p>
          </table:table-cell>
          <table:table-cell office:value-type="string">
            <text:p>2012-02-09</text:p>
          </table:table-cell>
          <table:table-cell office:value-type="string">
            <text:p>2012-03-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9.9632745726496">
            <text:p>99.9632745726</text:p>
          </table:table-cell>
          <table:table-cell office:value-type="float" office:value="0.0363287139656382">
            <text:p>0.036328714</text:p>
          </table:table-cell>
          <table:table-cell office:value-type="float" office:value="99.8931623931624">
            <text:p>99.8931623932</text:p>
          </table:table-cell>
          <table:table-cell office:value-type="float" office:value="100">
            <text:p>100</text:p>
          </table:table-cell>
          <table:table-cell office:value-type="float" office:value="108.293547453704">
            <text:p>108.2935474537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rs Brown <text:s/>Southam</text:p>
          </table:table-cell>
          <table:table-cell office:value-type="string">
            <text:p>2012-02-09 00:00:00</text:p>
          </table:table-cell>
          <table:table-cell office:value-type="string">
            <text:p>2012-02-23 00:00:00</text:p>
          </table:table-cell>
          <table:table-cell table:number-columns-repeated="2" office:value-type="string">
            <text:p>2012-02-09</text:p>
          </table:table-cell>
          <table:table-cell table:number-columns-repeated="8" office:value-type="string">
            <text:p>NA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14 George Street, Stockton</text:p>
          </table:table-cell>
          <table:table-cell office:value-type="string">
            <text:p>2012-02-09 00:00:00</text:p>
          </table:table-cell>
          <table:table-cell office:value-type="string">
            <text:p>2012-02-23 00:00:00</text:p>
          </table:table-cell>
          <table:table-cell table:number-columns-repeated="2" office:value-type="string">
            <text:p>2012-02-09</text:p>
          </table:table-cell>
          <table:table-cell table:number-columns-repeated="8" office:value-type="string">
            <text:p>N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7 New Park</text:p>
          </table:table-cell>
          <table:table-cell office:value-type="string">
            <text:p>2012-03-08 00:00:00</text:p>
          </table:table-cell>
          <table:table-cell office:value-type="string">
            <text:p>2012-04-04 22:00:00</text:p>
          </table:table-cell>
          <table:table-cell office:value-type="string">
            <text:p>2012-03-08</text:p>
          </table:table-cell>
          <table:table-cell office:value-type="string">
            <text:p>2012-03-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.58051685586515">
            <text:p>2.5805168559</text:p>
          </table:table-cell>
          <table:table-cell office:value-type="float" office:value="0.0486371953363421">
            <text:p>0.0486371953</text:p>
          </table:table-cell>
          <table:table-cell office:value-type="float" office:value="2.47678018575851">
            <text:p>2.4767801858</text:p>
          </table:table-cell>
          <table:table-cell office:value-type="float" office:value="2.6186790505676">
            <text:p>2.6186790506</text:p>
          </table:table-cell>
          <table:table-cell office:value-type="float" office:value="3.85882844650206">
            <text:p>3.8588284465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 New Park</text:p>
          </table:table-cell>
          <table:table-cell office:value-type="string">
            <text:p>2012-03-08 00:00:00</text:p>
          </table:table-cell>
          <table:table-cell office:value-type="string">
            <text:p>2012-04-04 22:00:00</text:p>
          </table:table-cell>
          <table:table-cell office:value-type="string">
            <text:p>2012-03-21</text:p>
          </table:table-cell>
          <table:table-cell office:value-type="string">
            <text:p>2012-04-0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365497076023392">
            <text:p>0.0365497076</text:p>
          </table:table-cell>
          <table:table-cell office:value-type="float" office:value="0.00494688460298872">
            <text:p>0.0049468846</text:p>
          </table:table-cell>
          <table:table-cell office:value-type="float" office:value="0.0257997936016512">
            <text:p>0.0257997936</text:p>
          </table:table-cell>
          <table:table-cell office:value-type="float" office:value="0.0386996904024768">
            <text:p>0.0386996904</text:p>
          </table:table-cell>
          <table:table-cell office:value-type="float" office:value="0.070271164021164">
            <text:p>0.070271164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6 New Park</text:p>
          </table:table-cell>
          <table:table-cell office:value-type="string">
            <text:p>2012-03-08 00:00:00</text:p>
          </table:table-cell>
          <table:table-cell office:value-type="string">
            <text:p>2012-05-14 22:00:00</text:p>
          </table:table-cell>
          <table:table-cell office:value-type="string">
            <text:p>2012-03-08</text:p>
          </table:table-cell>
          <table:table-cell office:value-type="string">
            <text:p>2012-05-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9.9624514132609">
            <text:p>79.9624514133</text:p>
          </table:table-cell>
          <table:table-cell office:value-type="float" office:value="0.0636823971151075">
            <text:p>0.0636823971</text:p>
          </table:table-cell>
          <table:table-cell office:value-type="float" office:value="79.7218762972188">
            <text:p>79.7218762972</text:p>
          </table:table-cell>
          <table:table-cell office:value-type="float" office:value="80.0176421751764">
            <text:p>80.0176421752</text:p>
          </table:table-cell>
          <table:table-cell office:value-type="float" office:value="99.0892723531612">
            <text:p>99.0892723532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5 New Park</text:p>
          </table:table-cell>
          <table:table-cell office:value-type="string">
            <text:p>2012-03-08 00:00:00</text:p>
          </table:table-cell>
          <table:table-cell office:value-type="string">
            <text:p>2012-05-14 22:00:00</text:p>
          </table:table-cell>
          <table:table-cell office:value-type="string">
            <text:p>2012-03-21</text:p>
          </table:table-cell>
          <table:table-cell office:value-type="string">
            <text:p>2012-05-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6.1266934601306">
            <text:p>76.1266934601</text:p>
          </table:table-cell>
          <table:table-cell office:value-type="float" office:value="6.27886069356079">
            <text:p>6.2788606936</text:p>
          </table:table-cell>
          <table:table-cell office:value-type="float" office:value="66.1114570361146">
            <text:p>66.1114570361</text:p>
          </table:table-cell>
          <table:table-cell office:value-type="float" office:value="79.9605645496056">
            <text:p>79.9605645496</text:p>
          </table:table-cell>
          <table:table-cell office:value-type="float" office:value="94.3360105686495">
            <text:p>94.3360105686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7 New Park</text:p>
          </table:table-cell>
          <table:table-cell office:value-type="string">
            <text:p>2012-03-08 00:00:00</text:p>
          </table:table-cell>
          <table:table-cell office:value-type="string">
            <text:p>2012-04-13 22:00:00</text:p>
          </table:table-cell>
          <table:table-cell office:value-type="string">
            <text:p>2012-03-08</text:p>
          </table:table-cell>
          <table:table-cell office:value-type="string">
            <text:p>2012-04-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.8205020037967">
            <text:p>60.8205020038</text:p>
          </table:table-cell>
          <table:table-cell office:value-type="float" office:value="1.00163166716016">
            <text:p>1.0016316672</text:p>
          </table:table-cell>
          <table:table-cell office:value-type="float" office:value="58.6330239752514">
            <text:p>58.6330239753</text:p>
          </table:table-cell>
          <table:table-cell office:value-type="float" office:value="61.5429234338747">
            <text:p>61.5429234339</text:p>
          </table:table-cell>
          <table:table-cell office:value-type="float" office:value="94.9769433465086">
            <text:p>94.9769433465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Brays lane</text:p>
          </table:table-cell>
          <table:table-cell table:number-columns-repeated="4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131Jodrell</text:p>
          </table:table-cell>
          <table:table-cell office:value-type="string">
            <text:p>2011-12-12 00:00:00</text:p>
          </table:table-cell>
          <table:table-cell office:value-type="string">
            <text:p>2012-02-17 00:00:00</text:p>
          </table:table-cell>
          <table:table-cell office:value-type="string">
            <text:p>2011-12-12</text:p>
          </table:table-cell>
          <table:table-cell office:value-type="string">
            <text:p>2012-02-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4.9774184149184">
            <text:p>94.9774184149</text:p>
          </table:table-cell>
          <table:table-cell office:value-type="float" office:value="5.78847061966452">
            <text:p>5.7884706197</text:p>
          </table:table-cell>
          <table:table-cell office:value-type="float" office:value="86.674031986532">
            <text:p>86.6740319865</text:p>
          </table:table-cell>
          <table:table-cell office:value-type="float" office:value="99.9947390572391">
            <text:p>99.9947390572</text:p>
          </table:table-cell>
          <table:table-cell office:value-type="float" office:value="96.4386094674556">
            <text:p>96.4386094675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155Jodrell</text:p>
          </table:table-cell>
          <table:table-cell office:value-type="string">
            <text:p>2011-10-12 00:00:00</text:p>
          </table:table-cell>
          <table:table-cell office:value-type="string">
            <text:p>2011-11-15 00:00:00</text:p>
          </table:table-cell>
          <table:table-cell office:value-type="string">
            <text:p>2011-10-12</text:p>
          </table:table-cell>
          <table:table-cell office:value-type="string">
            <text:p>2011-11-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.9894781144781">
            <text:p>99.9894781145</text:p>
          </table:table-cell>
          <table:table-cell office:value-type="float" office:value="0.0110910411762355">
            <text:p>0.0110910412</text:p>
          </table:table-cell>
          <table:table-cell office:value-type="float" office:value="99.9684343434343">
            <text:p>99.9684343434</text:p>
          </table:table-cell>
          <table:table-cell office:value-type="float" office:value="100">
            <text:p>100</text:p>
          </table:table-cell>
          <table:table-cell office:value-type="float" office:value="103.114149305556">
            <text:p>103.1141493056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27FoleshillA</text:p>
          </table:table-cell>
          <table:table-cell office:value-type="string">
            <text:p>2011-07-21 00:00:00</text:p>
          </table:table-cell>
          <table:table-cell office:value-type="string">
            <text:p>2011-09-08 00:00:00</text:p>
          </table:table-cell>
          <table:table-cell office:value-type="string">
            <text:p>2011-07-21</text:p>
          </table:table-cell>
          <table:table-cell office:value-type="string">
            <text:p>2011-09-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8.5232204861111">
            <text:p>98.5232204861</text:p>
          </table:table-cell>
          <table:table-cell office:value-type="float" office:value="0.104729756280451">
            <text:p>0.1047297563</text:p>
          </table:table-cell>
          <table:table-cell office:value-type="float" office:value="98.3289930555556">
            <text:p>98.3289930556</text:p>
          </table:table-cell>
          <table:table-cell office:value-type="float" office:value="98.6617476851852">
            <text:p>98.6617476852</text:p>
          </table:table-cell>
          <table:table-cell office:value-type="float" office:value="100.619459219858">
            <text:p>100.6194592199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0Newdigate</text:p>
          </table:table-cell>
          <table:table-cell office:value-type="string">
            <text:p>2011-08-10 00:00:00</text:p>
          </table:table-cell>
          <table:table-cell office:value-type="string">
            <text:p>2011-08-25 00:00:00</text:p>
          </table:table-cell>
          <table:table-cell office:value-type="string">
            <text:p>2011-08-10</text:p>
          </table:table-cell>
          <table:table-cell office:value-type="string">
            <text:p>2011-08-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4.3005952380952">
            <text:p>94.3005952381</text:p>
          </table:table-cell>
          <table:table-cell office:value-type="float" office:value="0.547360786620509">
            <text:p>0.5473607866</text:p>
          </table:table-cell>
          <table:table-cell office:value-type="float" office:value="93.5267857142857">
            <text:p>93.5267857143</text:p>
          </table:table-cell>
          <table:table-cell office:value-type="float" office:value="95.2876984126984">
            <text:p>95.2876984127</text:p>
          </table:table-cell>
          <table:table-cell office:value-type="float" office:value="101.554487179487">
            <text:p>101.5544871795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ooftop</text:p>
          </table:table-cell>
          <table:table-cell table:number-columns-repeated="4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</table:table>
      <table:table table:name="AllData_Orig" table:style-name="ta4">
        <table:table-column table:style-name="co11" table:default-cell-style-name="Default"/>
        <table:table-column table:style-name="co1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30" table:number-columns-repeated="2" table:default-cell-style-name="ce19"/>
        <table:table-column table:style-name="co30" table:default-cell-style-name="ce21"/>
        <table:table-column table:style-name="co30" table:default-cell-style-name="Default"/>
        <table:table-row table:style-name="ro3">
          <table:table-cell/>
          <table:table-cell office:value-type="string">
            <text:p>address</text:p>
          </table:table-cell>
          <table:table-cell office:value-type="string">
            <text:p>dbStart</text:p>
          </table:table-cell>
          <table:table-cell office:value-type="string">
            <text:p>dbEnd</text:p>
          </table:table-cell>
          <table:table-cell office:value-type="string">
            <text:p>dataStart</text:p>
          </table:table-cell>
          <table:table-cell office:value-type="string">
            <text:p>dataEnd</text:p>
          </table:table-cell>
          <table:table-cell office:value-type="string">
            <text:p>totalNodes</text:p>
          </table:table-cell>
          <table:table-cell office:value-type="string">
            <text:p>coNodes</text:p>
          </table:table-cell>
          <table:table-cell office:value-type="string">
            <text:p>yield</text:p>
          </table:table-cell>
          <table:table-cell office:value-type="string">
            <text:p>yieldSD</text:p>
          </table:table-cell>
          <table:table-cell office:value-type="string">
            <text:p>yieldMin</text:p>
          </table:table-cell>
          <table:table-cell office:value-type="string">
            <text:p>yieldMax</text:p>
          </table:table-cell>
          <table:table-cell office:value-type="string">
            <text:p>Start Diff</text:p>
          </table:table-cell>
          <table:table-cell office:value-type="string">
            <text:p>End Diff</text:p>
          </table:table-cell>
          <table:table-cell office:value-type="string">
            <text:p>Yield</text:p>
          </table:table-cell>
          <table:table-cell office:value-type="string">
            <text:p>TWEEK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27Jodrell</text:p>
          </table:table-cell>
          <table:table-cell table:style-name="ce5" office:value-type="string">
            <text:p>2011-02-14 00:00:00</text:p>
          </table:table-cell>
          <table:table-cell table:style-name="ce5" office:value-type="string">
            <text:p>2011-03-18 00:00:00</text:p>
          </table:table-cell>
          <table:table-cell table:style-name="ce5" office:value-type="string">
            <text:p>2011-02-14</text:p>
          </table:table-cell>
          <table:table-cell table:style-name="ce5" office:value-type="string">
            <text:p>2011-03-1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4.2925347222222">
            <text:p>94.2925347222</text:p>
          </table:table-cell>
          <table:table-cell office:value-type="float" office:value="9.07694387767061">
            <text:p>9.0769438777</text:p>
          </table:table-cell>
          <table:table-cell office:value-type="float" office:value="65.7594086021505">
            <text:p>65.7594086022</text:p>
          </table:table-cell>
          <table:table-cell office:value-type="float" office:value="98.2862903225807">
            <text:p>98.2862903226</text:p>
          </table:table-cell>
          <table:table-cell table:style-name="ce20" table:formula="of:=[.C2]-[.E2]" office:value-type="float" office:value="0">
            <text:p>0</text:p>
          </table:table-cell>
          <table:table-cell table:style-name="ce20" table:formula="of:=[.D2]-[.F2]" office:value-type="float" office:value="0">
            <text:p>0</text:p>
          </table:table-cell>
          <table:table-cell table:style-name="ce22" table:formula="of:=[.I2]" office:value-type="float" office:value="94.2925347222222">
            <text:p>94.2925347222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33Jodrell</text:p>
          </table:table-cell>
          <table:table-cell table:style-name="ce5" office:value-type="string">
            <text:p>2011-03-14 00:00:00</text:p>
          </table:table-cell>
          <table:table-cell table:style-name="ce5" office:value-type="string">
            <text:p>2011-04-04 00:00:00</text:p>
          </table:table-cell>
          <table:table-cell table:style-name="ce5" office:value-type="string">
            <text:p>2011-03-14</text:p>
          </table:table-cell>
          <table:table-cell table:style-name="ce5" office:value-type="string">
            <text:p>2011-04-0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7.4756944444444">
            <text:p>87.4756944444</text:p>
          </table:table-cell>
          <table:table-cell office:value-type="float" office:value="24.7253562123379">
            <text:p>24.7253562123</text:p>
          </table:table-cell>
          <table:table-cell office:value-type="float" office:value="17.0138888888889">
            <text:p>17.0138888889</text:p>
          </table:table-cell>
          <table:table-cell office:value-type="float" office:value="99.21875">
            <text:p>99.21875</text:p>
          </table:table-cell>
          <table:table-cell table:style-name="ce20" table:formula="of:=[.C3]-[.E3]" office:value-type="float" office:value="0">
            <text:p>0</text:p>
          </table:table-cell>
          <table:table-cell table:style-name="ce20" table:formula="of:=[.D3]-[.F3]" office:value-type="float" office:value="0">
            <text:p>0</text:p>
          </table:table-cell>
          <table:table-cell table:style-name="ce22" table:formula="of:=[.I3]" office:value-type="float" office:value="87.4756944444444">
            <text:p>87.4756944444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603SwanLane</text:p>
          </table:table-cell>
          <table:table-cell table:style-name="ce5" office:value-type="string">
            <text:p>2011-04-12 00:00:00</text:p>
          </table:table-cell>
          <table:table-cell table:style-name="ce5" office:value-type="string">
            <text:p>2011-05-09 00:00:00</text:p>
          </table:table-cell>
          <table:table-cell table:style-name="ce5" office:value-type="string">
            <text:p>2011-04-03</text:p>
          </table:table-cell>
          <table:table-cell table:style-name="ce5" office:value-type="string">
            <text:p>2011-05-0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2.4463904151404">
            <text:p>72.4463904151</text:p>
          </table:table-cell>
          <table:table-cell office:value-type="float" office:value="21.5686999750476">
            <text:p>21.568699975</text:p>
          </table:table-cell>
          <table:table-cell office:value-type="float" office:value="6.3034188034188">
            <text:p>6.3034188034</text:p>
          </table:table-cell>
          <table:table-cell office:value-type="float" office:value="82.3050213675214">
            <text:p>82.3050213675</text:p>
          </table:table-cell>
          <table:table-cell table:style-name="ce20" table:formula="of:=[.C4]-[.E4]" office:value-type="float" office:value="9">
            <text:p>9</text:p>
          </table:table-cell>
          <table:table-cell table:style-name="ce20" table:formula="of:=[.D4]-[.F4]" office:value-type="float" office:value="5">
            <text:p>5</text:p>
          </table:table-cell>
          <table:table-cell table:style-name="ce22" table:formula="of:=[.I4]" office:value-type="float" office:value="72.4463904151404">
            <text:p>72.4463904151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41PriorPark</text:p>
          </table:table-cell>
          <table:table-cell table:style-name="ce5" office:value-type="string">
            <text:p>2011-04-12 00:00:00</text:p>
          </table:table-cell>
          <table:table-cell table:style-name="ce5" office:value-type="string">
            <text:p>2011-05-02 00:00:00</text:p>
          </table:table-cell>
          <table:table-cell table:style-name="ce5" office:value-type="string">
            <text:p>2011-03-17</text:p>
          </table:table-cell>
          <table:table-cell table:style-name="ce5" office:value-type="string">
            <text:p>2011-05-0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7.3412856636541">
            <text:p>97.3412856637</text:p>
          </table:table-cell>
          <table:table-cell office:value-type="float" office:value="0.46309091662072">
            <text:p>0.4630909166</text:p>
          </table:table-cell>
          <table:table-cell office:value-type="float" office:value="96.3084795321637">
            <text:p>96.3084795322</text:p>
          </table:table-cell>
          <table:table-cell office:value-type="float" office:value="98.6659356725146">
            <text:p>98.6659356725</text:p>
          </table:table-cell>
          <table:table-cell table:style-name="ce20" table:formula="of:=[.C5]-[.E5]" office:value-type="float" office:value="26">
            <text:p>26</text:p>
          </table:table-cell>
          <table:table-cell table:style-name="ce20" table:formula="of:=[.D5]-[.F5]" office:value-type="float" office:value="-2">
            <text:p>-2</text:p>
          </table:table-cell>
          <table:table-cell table:style-name="ce22" table:formula="of:=[.I5]" office:value-type="float" office:value="97.3412856636541">
            <text:p>97.3412856637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119Jodrell</text:p>
          </table:table-cell>
          <table:table-cell table:style-name="ce5" office:value-type="string">
            <text:p>2011-03-29 00:00:00</text:p>
          </table:table-cell>
          <table:table-cell table:style-name="ce5" office:value-type="string">
            <text:p>2011-04-07 00:00:00</text:p>
          </table:table-cell>
          <table:table-cell table:style-name="ce5" office:value-type="string">
            <text:p>2011-03-17</text:p>
          </table:table-cell>
          <table:table-cell table:style-name="ce5"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9.8857060185185">
            <text:p>99.8857060185</text:p>
          </table:table-cell>
          <table:table-cell office:value-type="float" office:value="0.285746162552754">
            <text:p>0.2857461626</text:p>
          </table:table-cell>
          <table:table-cell office:value-type="float" office:value="99.0451388888889">
            <text:p>99.0451388889</text:p>
          </table:table-cell>
          <table:table-cell office:value-type="float" office:value="100">
            <text:p>100</text:p>
          </table:table-cell>
          <table:table-cell table:style-name="ce20" table:formula="of:=[.C6]-[.E6]" office:value-type="float" office:value="12">
            <text:p>12</text:p>
          </table:table-cell>
          <table:table-cell table:style-name="ce20" table:formula="of:=[.D6]-[.F6]" office:value-type="float" office:value="0">
            <text:p>0</text:p>
          </table:table-cell>
          <table:table-cell table:style-name="ce22" table:formula="of:=[.I6]" office:value-type="float" office:value="99.8857060185185">
            <text:p>99.8857060185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605SwanLane</text:p>
          </table:table-cell>
          <table:table-cell table:style-name="ce5" office:value-type="string">
            <text:p>2011-04-12 00:00:00</text:p>
          </table:table-cell>
          <table:table-cell table:style-name="ce5" office:value-type="string">
            <text:p>2011-05-02 00:00:00</text:p>
          </table:table-cell>
          <table:table-cell table:style-name="ce5" office:value-type="string">
            <text:p>2011-04-03</text:p>
          </table:table-cell>
          <table:table-cell table:style-name="ce5" office:value-type="string">
            <text:p>2011-04-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5.6454678362573">
            <text:p>75.6454678363</text:p>
          </table:table-cell>
          <table:table-cell office:value-type="float" office:value="0.8150721377539">
            <text:p>0.8150721378</text:p>
          </table:table-cell>
          <table:table-cell office:value-type="float" office:value="73.4831871345029">
            <text:p>73.4831871345</text:p>
          </table:table-cell>
          <table:table-cell office:value-type="float" office:value="75.9502923976608">
            <text:p>75.9502923977</text:p>
          </table:table-cell>
          <table:table-cell table:style-name="ce20" table:formula="of:=[.C7]-[.E7]" office:value-type="float" office:value="9">
            <text:p>9</text:p>
          </table:table-cell>
          <table:table-cell table:style-name="ce20" table:formula="of:=[.D7]-[.F7]" office:value-type="float" office:value="5">
            <text:p>5</text:p>
          </table:table-cell>
          <table:table-cell table:style-name="ce22" table:formula="of:=[.I7]" office:value-type="float" office:value="75.6454678362573">
            <text:p>75.6454678363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117Jodrell</text:p>
          </table:table-cell>
          <table:table-cell table:style-name="ce5" office:value-type="string">
            <text:p>2011-03-29 00:00:00</text:p>
          </table:table-cell>
          <table:table-cell table:style-name="ce5" office:value-type="string">
            <text:p>2011-04-07 00:00:00</text:p>
          </table:table-cell>
          <table:table-cell table:style-name="ce5" office:value-type="string">
            <text:p>2011-03-17</text:p>
          </table:table-cell>
          <table:table-cell table:style-name="ce5"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3.6352926587302">
            <text:p>93.6352926587</text:p>
          </table:table-cell>
          <table:table-cell office:value-type="float" office:value="22.8203919945005">
            <text:p>22.8203919945</text:p>
          </table:table-cell>
          <table:table-cell office:value-type="float" office:value="12.8472222222222">
            <text:p>12.8472222222</text:p>
          </table:table-cell>
          <table:table-cell office:value-type="float" office:value="100">
            <text:p>100</text:p>
          </table:table-cell>
          <table:table-cell table:style-name="ce20" table:formula="of:=[.C8]-[.E8]" office:value-type="float" office:value="12">
            <text:p>12</text:p>
          </table:table-cell>
          <table:table-cell table:style-name="ce20" table:formula="of:=[.D8]-[.F8]" office:value-type="float" office:value="0">
            <text:p>0</text:p>
          </table:table-cell>
          <table:table-cell table:style-name="ce22" table:formula="of:=[.I8]" office:value-type="float" office:value="93.6352926587302">
            <text:p>93.6352926587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Elm Road</text:p>
          </table:table-cell>
          <table:table-cell table:style-name="ce5" office:value-type="string">
            <text:p>2010-02-04 00:00:00</text:p>
          </table:table-cell>
          <table:table-cell table:style-name="ce5" office:value-type="string">
            <text:p>2010-02-14 00:00:00</text:p>
          </table:table-cell>
          <table:table-cell table:style-name="ce5" office:value-type="string">
            <text:p>2010-02-04</text:p>
          </table:table-cell>
          <table:table-cell table:style-name="ce5" office:value-type="string">
            <text:p>2010-02-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3.5699588477366">
            <text:p>83.5699588477</text:p>
          </table:table-cell>
          <table:table-cell office:value-type="float" office:value="1.11828724317309">
            <text:p>1.1182872432</text:p>
          </table:table-cell>
          <table:table-cell office:value-type="float" office:value="79.5138888888889">
            <text:p>79.5138888889</text:p>
          </table:table-cell>
          <table:table-cell office:value-type="float" office:value="84.1820987654321">
            <text:p>84.1820987654</text:p>
          </table:table-cell>
          <table:table-cell table:style-name="ce20" table:formula="of:=[.C9]-[.E9]" office:value-type="float" office:value="0">
            <text:p>0</text:p>
          </table:table-cell>
          <table:table-cell table:style-name="ce20" table:formula="of:=[.D9]-[.F9]" office:value-type="float" office:value="0">
            <text:p>0</text:p>
          </table:table-cell>
          <table:table-cell table:style-name="ce22" table:formula="of:=[.I9]" office:value-type="float" office:value="83.5699588477366">
            <text:p>83.5699588477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58Elliot</text:p>
          </table:table-cell>
          <table:table-cell table:style-name="ce5" office:value-type="string">
            <text:p>2010-07-13 00:00:00</text:p>
          </table:table-cell>
          <table:table-cell table:style-name="ce5" office:value-type="string">
            <text:p>2010-07-27 00:00:00</text:p>
          </table:table-cell>
          <table:table-cell table:style-name="ce5" office:value-type="string">
            <text:p>2010-07-13</text:p>
          </table:table-cell>
          <table:table-cell table:style-name="ce5" office:value-type="string">
            <text:p>2010-07-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0.2928495116">
            <text:p>100.2928495116</text:p>
          </table:table-cell>
          <table:table-cell office:value-type="float" office:value="0.0312516849188682">
            <text:p>0.0312516849</text:p>
          </table:table-cell>
          <table:table-cell office:value-type="float" office:value="100.240384615385">
            <text:p>100.2403846154</text:p>
          </table:table-cell>
          <table:table-cell office:value-type="float" office:value="100.347222222222">
            <text:p>100.3472222222</text:p>
          </table:table-cell>
          <table:table-cell table:style-name="ce20" table:formula="of:=[.C10]-[.E10]" office:value-type="float" office:value="0">
            <text:p>0</text:p>
          </table:table-cell>
          <table:table-cell table:style-name="ce20" table:formula="of:=[.D10]-[.F10]" office:value-type="float" office:value="0">
            <text:p>0</text:p>
          </table:table-cell>
          <table:table-cell table:style-name="ce22" table:formula="of:=[.I10]" office:value-type="float" office:value="100.2928495116">
            <text:p>100.2928495116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Leam</text:p>
          </table:table-cell>
          <table:table-cell table:style-name="ce5" office:value-type="string">
            <text:p>2010-02-19 00:00:00</text:p>
          </table:table-cell>
          <table:table-cell table:style-name="ce5" office:value-type="string">
            <text:p>2010-03-05 00:00:00</text:p>
          </table:table-cell>
          <table:table-cell table:style-name="ce5" office:value-type="string">
            <text:p>2010-02-19</text:p>
          </table:table-cell>
          <table:table-cell table:style-name="ce5" office:value-type="string">
            <text:p>2010-03-0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2.6161364355809">
            <text:p>82.6161364356</text:p>
          </table:table-cell>
          <table:table-cell office:value-type="float" office:value="0.0827241207547875">
            <text:p>0.0827241208</text:p>
          </table:table-cell>
          <table:table-cell office:value-type="float" office:value="82.3985042735043">
            <text:p>82.3985042735</text:p>
          </table:table-cell>
          <table:table-cell office:value-type="float" office:value="82.7190170940171">
            <text:p>82.719017094</text:p>
          </table:table-cell>
          <table:table-cell table:style-name="ce20" table:formula="of:=[.C11]-[.E11]" office:value-type="float" office:value="0">
            <text:p>0</text:p>
          </table:table-cell>
          <table:table-cell table:style-name="ce20" table:formula="of:=[.D11]-[.F11]" office:value-type="float" office:value="0">
            <text:p>0</text:p>
          </table:table-cell>
          <table:table-cell table:style-name="ce22" table:formula="of:=[.I11]" office:value-type="float" office:value="82.6161364355809">
            <text:p>82.6161364356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chool</text:p>
          </table:table-cell>
          <table:table-cell table:style-name="ce5" office:value-type="string">
            <text:p>2010-03-15 00:00:00</text:p>
          </table:table-cell>
          <table:table-cell table:style-name="ce5" office:value-type="string">
            <text:p>2010-03-29 00:00:00</text:p>
          </table:table-cell>
          <table:table-cell table:style-name="ce5" office:value-type="string">
            <text:p>2010-03-15</text:p>
          </table:table-cell>
          <table:table-cell table:style-name="ce5" office:value-type="string">
            <text:p>2010-03-2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7.493894993895">
            <text:p>87.4938949939</text:p>
          </table:table-cell>
          <table:table-cell office:value-type="float" office:value="22.1945930747457">
            <text:p>22.1945930747</text:p>
          </table:table-cell>
          <table:table-cell office:value-type="float" office:value="0.186965811965812">
            <text:p>0.186965812</text:p>
          </table:table-cell>
          <table:table-cell office:value-type="float" office:value="94.7916666666667">
            <text:p>94.7916666667</text:p>
          </table:table-cell>
          <table:table-cell table:style-name="ce20" table:formula="of:=[.C12]-[.E12]" office:value-type="float" office:value="0">
            <text:p>0</text:p>
          </table:table-cell>
          <table:table-cell table:style-name="ce20" table:formula="of:=[.D12]-[.F12]" office:value-type="float" office:value="0">
            <text:p>0</text:p>
          </table:table-cell>
          <table:table-cell table:style-name="ce22" table:formula="of:=[.I12]" office:value-type="float" office:value="87.493894993895">
            <text:p>87.4938949939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TheGreen</text:p>
          </table:table-cell>
          <table:table-cell table:style-name="ce5" office:value-type="string">
            <text:p>2010-03-23 00:00:00</text:p>
          </table:table-cell>
          <table:table-cell table:style-name="ce5" office:value-type="string">
            <text:p>2010-04-09 00:00:00</text:p>
          </table:table-cell>
          <table:table-cell table:style-name="ce5" office:value-type="string">
            <text:p>2010-03-23</text:p>
          </table:table-cell>
          <table:table-cell table:style-name="ce5" office:value-type="string">
            <text:p>2010-04-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9.5867693865741">
            <text:p>99.5867693866</text:p>
          </table:table-cell>
          <table:table-cell office:value-type="float" office:value="0.544756139333771">
            <text:p>0.5447561393</text:p>
          </table:table-cell>
          <table:table-cell office:value-type="float" office:value="98.1770833333333">
            <text:p>98.1770833333</text:p>
          </table:table-cell>
          <table:table-cell office:value-type="float" office:value="99.8697916666667">
            <text:p>99.8697916667</text:p>
          </table:table-cell>
          <table:table-cell table:style-name="ce20" table:formula="of:=[.C13]-[.E13]" office:value-type="float" office:value="0">
            <text:p>0</text:p>
          </table:table-cell>
          <table:table-cell table:style-name="ce20" table:formula="of:=[.D13]-[.F13]" office:value-type="float" office:value="0">
            <text:p>0</text:p>
          </table:table-cell>
          <table:table-cell table:style-name="ce22" table:formula="of:=[.I13]" office:value-type="float" office:value="99.5867693865741">
            <text:p>99.5867693866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own Ground</text:p>
          </table:table-cell>
          <table:table-cell table:style-name="ce5" office:value-type="string">
            <text:p>2010-02-28 00:00:00</text:p>
          </table:table-cell>
          <table:table-cell table:style-name="ce5" office:value-type="string">
            <text:p>2010-03-19 00:00:00</text:p>
          </table:table-cell>
          <table:table-cell table:style-name="ce5" office:value-type="string">
            <text:p>2010-02-26</text:p>
          </table:table-cell>
          <table:table-cell table:style-name="ce5" office:value-type="string">
            <text:p>2010-03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.143518518519">
            <text:p>100.1435185185</text:p>
          </table:table-cell>
          <table:table-cell office:value-type="float" office:value="0.0459466823172566">
            <text:p>0.0459466823</text:p>
          </table:table-cell>
          <table:table-cell office:value-type="float" office:value="100.05787037037">
            <text:p>100.0578703704</text:p>
          </table:table-cell>
          <table:table-cell office:value-type="float" office:value="100.212191358025">
            <text:p>100.212191358</text:p>
          </table:table-cell>
          <table:table-cell table:style-name="ce20" table:formula="of:=[.C14]-[.E14]" office:value-type="float" office:value="2">
            <text:p>2</text:p>
          </table:table-cell>
          <table:table-cell table:style-name="ce20" table:formula="of:=[.D14]-[.F14]" office:value-type="float" office:value="0">
            <text:p>0</text:p>
          </table:table-cell>
          <table:table-cell table:style-name="ce22" table:formula="of:=[.I14]" office:value-type="float" office:value="100.143518518519">
            <text:p>100.1435185185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Brays lane</text:p>
          </table:table-cell>
          <table:table-cell table:number-columns-repeated="10" office:value-type="string">
            <text:p>NA</text:p>
          </table:table-cell>
          <table:table-cell table:style-name="ce20" table:formula="of:=[.C15]-[.E15]" office:value-type="float" office:value="0">
            <text:p>#VALUE!</text:p>
          </table:table-cell>
          <table:table-cell table:style-name="ce20" table:formula="of:=[.D15]-[.F15]" office:value-type="float" office:value="0">
            <text:p>#VALUE!</text:p>
          </table:table-cell>
          <table:table-cell table:style-name="ce22" table:formula="of:=[.I15]" office:value-type="string" office:string-value="NA">
            <text:p>NA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30 Elliot Summer</text:p>
          </table:table-cell>
          <table:table-cell table:style-name="ce5" office:value-type="string">
            <text:p>2010-07-13 00:00:00</text:p>
          </table:table-cell>
          <table:table-cell table:style-name="ce5" office:value-type="string">
            <text:p>2010-07-27 00:00:00</text:p>
          </table:table-cell>
          <table:table-cell table:style-name="ce5" office:value-type="string">
            <text:p>2010-07-13</text:p>
          </table:table-cell>
          <table:table-cell table:style-name="ce5" office:value-type="string">
            <text:p>2010-07-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0.136408730159">
            <text:p>100.1364087302</text:p>
          </table:table-cell>
          <table:table-cell office:value-type="float" office:value="0.023374511535267">
            <text:p>0.0233745115</text:p>
          </table:table-cell>
          <table:table-cell office:value-type="float" office:value="100.080128205128">
            <text:p>100.0801282051</text:p>
          </table:table-cell>
          <table:table-cell office:value-type="float" office:value="100.160256410256">
            <text:p>100.1602564103</text:p>
          </table:table-cell>
          <table:table-cell table:style-name="ce20" table:formula="of:=[.C16]-[.E16]" office:value-type="float" office:value="0">
            <text:p>0</text:p>
          </table:table-cell>
          <table:table-cell table:style-name="ce20" table:formula="of:=[.D16]-[.F16]" office:value-type="float" office:value="0">
            <text:p>0</text:p>
          </table:table-cell>
          <table:table-cell table:style-name="ce22" table:formula="of:=[.I16]" office:value-type="float" office:value="100.136408730159">
            <text:p>100.1364087302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30 Elliot Winter</text:p>
          </table:table-cell>
          <table:table-cell table:style-name="ce5" office:value-type="string">
            <text:p>2010-02-02 00:00:00</text:p>
          </table:table-cell>
          <table:table-cell table:style-name="ce5" office:value-type="string">
            <text:p>2010-02-14 00:00:00</text:p>
          </table:table-cell>
          <table:table-cell table:style-name="ce5" office:value-type="string">
            <text:p>2010-02-02</text:p>
          </table:table-cell>
          <table:table-cell table:style-name="ce5" office:value-type="string">
            <text:p>2010-02-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1.0723304473305">
            <text:p>91.0723304473</text:p>
          </table:table-cell>
          <table:table-cell office:value-type="float" office:value="25.4704687861368">
            <text:p>25.4704687861</text:p>
          </table:table-cell>
          <table:table-cell office:value-type="float" office:value="10.1641414141414">
            <text:p>10.1641414141</text:p>
          </table:table-cell>
          <table:table-cell office:value-type="float" office:value="100.252525252525">
            <text:p>100.2525252525</text:p>
          </table:table-cell>
          <table:table-cell table:style-name="ce20" table:formula="of:=[.C17]-[.E17]" office:value-type="float" office:value="0">
            <text:p>0</text:p>
          </table:table-cell>
          <table:table-cell table:style-name="ce20" table:formula="of:=[.D17]-[.F17]" office:value-type="float" office:value="-4">
            <text:p>-4</text:p>
          </table:table-cell>
          <table:table-cell table:style-name="ce22" table:formula="of:=[.I17]" office:value-type="float" office:value="91.0723304473305">
            <text:p>91.0723304473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Weston Lane</text:p>
          </table:table-cell>
          <table:table-cell table:number-columns-repeated="2" office:value-type="string">
            <text:p>NA</text:p>
          </table:table-cell>
          <table:table-cell table:style-name="ce5" office:value-type="string">
            <text:p>2010-11-25</text:p>
          </table:table-cell>
          <table:table-cell table:style-name="ce5" office:value-type="string">
            <text:p>2011-03-1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5.5006284693785">
            <text:p>85.5006284694</text:p>
          </table:table-cell>
          <table:table-cell office:value-type="float" office:value="16.1911964749618">
            <text:p>16.191196475</text:p>
          </table:table-cell>
          <table:table-cell office:value-type="float" office:value="41.4727227227227">
            <text:p>41.4727227227</text:p>
          </table:table-cell>
          <table:table-cell office:value-type="float" office:value="97.4818568568569">
            <text:p>97.4818568569</text:p>
          </table:table-cell>
          <table:table-cell table:style-name="ce20" table:formula="of:=[.C18]-[.E18]" office:value-type="float" office:value="0">
            <text:p>#VALUE!</text:p>
          </table:table-cell>
          <table:table-cell table:style-name="ce20" table:formula="of:=[.D18]-[.F18]" office:value-type="float" office:value="0">
            <text:p>#VALUE!</text:p>
          </table:table-cell>
          <table:table-cell table:style-name="ce22" table:formula="of:=[.I18]" office:value-type="float" office:value="85.5006284693785">
            <text:p>85.5006284694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5 Elm Road</text:p>
          </table:table-cell>
          <table:table-cell table:style-name="ce5" office:value-type="string">
            <text:p>2011-12-19 00:00:00</text:p>
          </table:table-cell>
          <table:table-cell table:style-name="ce5" office:value-type="string">
            <text:p>2012-01-09 00:00:00</text:p>
          </table:table-cell>
          <table:table-cell table:style-name="ce5" office:value-type="string">
            <text:p>2011-12-19</text:p>
          </table:table-cell>
          <table:table-cell table:style-name="ce5" office:value-type="string">
            <text:p>2012-01-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0.325186965812">
            <text:p>60.3251869658</text:p>
          </table:table-cell>
          <table:table-cell office:value-type="float" office:value="11.0025770752924">
            <text:p>11.0025770753</text:p>
          </table:table-cell>
          <table:table-cell office:value-type="float" office:value="49.6875">
            <text:p>49.6875</text:p>
          </table:table-cell>
          <table:table-cell office:value-type="float" office:value="72.9861111111111">
            <text:p>72.9861111111</text:p>
          </table:table-cell>
          <table:table-cell table:style-name="ce20" table:formula="of:=[.C19]-[.E19]" office:value-type="float" office:value="0">
            <text:p>0</text:p>
          </table:table-cell>
          <table:table-cell table:style-name="ce20" table:formula="of:=[.D19]-[.F19]" office:value-type="float" office:value="1">
            <text:p>1</text:p>
          </table:table-cell>
          <table:table-cell table:style-name="ce22" table:formula="of:=[.I19]" office:value-type="float" office:value="60.325186965812">
            <text:p>60.3251869658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58 Trevelyan Crescent</text:p>
          </table:table-cell>
          <table:table-cell table:style-name="ce5" office:value-type="string">
            <text:p>2011-12-19 00:00:00</text:p>
          </table:table-cell>
          <table:table-cell table:style-name="ce5" office:value-type="string">
            <text:p>2012-01-09 00:00:00</text:p>
          </table:table-cell>
          <table:table-cell table:style-name="ce5" office:value-type="string">
            <text:p>2011-12-19</text:p>
          </table:table-cell>
          <table:table-cell table:style-name="ce5" office:value-type="string">
            <text:p>2012-01-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345568783068783">
            <text:p>0.3455687831</text:p>
          </table:table-cell>
          <table:table-cell office:value-type="float" office:value="0.0608641934783171">
            <text:p>0.0608641935</text:p>
          </table:table-cell>
          <table:table-cell office:value-type="float" office:value="0.243055555555556">
            <text:p>0.2430555556</text:p>
          </table:table-cell>
          <table:table-cell office:value-type="float" office:value="0.399305555555556">
            <text:p>0.3993055556</text:p>
          </table:table-cell>
          <table:table-cell table:style-name="ce20" table:formula="of:=[.C20]-[.E20]" office:value-type="float" office:value="0">
            <text:p>0</text:p>
          </table:table-cell>
          <table:table-cell table:style-name="ce20" table:formula="of:=[.D20]-[.F20]" office:value-type="float" office:value="1">
            <text:p>1</text:p>
          </table:table-cell>
          <table:table-cell table:style-name="ce22" table:formula="of:=[.I20]" office:value-type="float" office:value="0.345568783068783">
            <text:p>0.3455687831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1 Avon Road</text:p>
          </table:table-cell>
          <table:table-cell table:style-name="ce5" office:value-type="string">
            <text:p>2012-01-13 12:30:00</text:p>
          </table:table-cell>
          <table:table-cell table:style-name="ce5" office:value-type="string">
            <text:p>2012-02-02 00:00:00</text:p>
          </table:table-cell>
          <table:table-cell table:style-name="ce5" office:value-type="string">
            <text:p>2012-01-13</text:p>
          </table:table-cell>
          <table:table-cell table:style-name="ce5" office:value-type="string">
            <text:p>2012-02-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.4985690746683">
            <text:p>21.4985690747</text:p>
          </table:table-cell>
          <table:table-cell office:value-type="float" office:value="6.46564622108685">
            <text:p>6.4656462211</text:p>
          </table:table-cell>
          <table:table-cell office:value-type="float" office:value="0.112739571589628">
            <text:p>0.1127395716</text:p>
          </table:table-cell>
          <table:table-cell office:value-type="float" office:value="23.8444193912063">
            <text:p>23.8444193912</text:p>
          </table:table-cell>
          <table:table-cell table:style-name="ce20" table:formula="of:=[.C21]-[.E21]" office:value-type="float" office:value="0.520833333335759">
            <text:p>0.5208333333</text:p>
          </table:table-cell>
          <table:table-cell table:style-name="ce20" table:formula="of:=[.D21]-[.F21]" office:value-type="float" office:value="0">
            <text:p>0</text:p>
          </table:table-cell>
          <table:table-cell table:style-name="ce22" table:formula="of:=[.I21]" office:value-type="float" office:value="21.4985690746683">
            <text:p>21.4985690747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10 Southam Gardens</text:p>
          </table:table-cell>
          <table:table-cell table:style-name="ce5" office:value-type="string">
            <text:p>2012-01-13 00:00:00</text:p>
          </table:table-cell>
          <table:table-cell table:style-name="ce5" office:value-type="string">
            <text:p>2012-02-02 00:00:00</text:p>
          </table:table-cell>
          <table:table-cell table:number-columns-repeated="2" table:style-name="ce5" office:value-type="string">
            <text:p>2012-01-13</text:p>
          </table:table-cell>
          <table:table-cell table:number-columns-repeated="6" office:value-type="string">
            <text:p>NA</text:p>
          </table:table-cell>
          <table:table-cell table:style-name="ce20" table:formula="of:=[.C22]-[.E22]" office:value-type="float" office:value="0">
            <text:p>0</text:p>
          </table:table-cell>
          <table:table-cell table:style-name="ce20" table:formula="of:=[.D22]-[.F22]" office:value-type="float" office:value="20">
            <text:p>20</text:p>
          </table:table-cell>
          <table:table-cell table:style-name="ce22" table:formula="of:=[.I22]" office:value-type="string" office:string-value="NA">
            <text:p>NA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73 St Peters Road</text:p>
          </table:table-cell>
          <table:table-cell table:style-name="ce5" office:value-type="string">
            <text:p>2012-01-13 00:00:00</text:p>
          </table:table-cell>
          <table:table-cell table:style-name="ce5" office:value-type="string">
            <text:p>2012-02-02 00:00:00</text:p>
          </table:table-cell>
          <table:table-cell table:number-columns-repeated="2" table:style-name="ce5" office:value-type="string">
            <text:p>2012-01-13</text:p>
          </table:table-cell>
          <table:table-cell table:number-columns-repeated="6" office:value-type="string">
            <text:p>NA</text:p>
          </table:table-cell>
          <table:table-cell table:style-name="ce20" table:formula="of:=[.C23]-[.E23]" office:value-type="float" office:value="0">
            <text:p>0</text:p>
          </table:table-cell>
          <table:table-cell table:style-name="ce20" table:formula="of:=[.D23]-[.F23]" office:value-type="float" office:value="20">
            <text:p>20</text:p>
          </table:table-cell>
          <table:table-cell table:style-name="ce22" table:formula="of:=[.I23]" office:value-type="string" office:string-value="NA">
            <text:p>NA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8 Hastings Road</text:p>
          </table:table-cell>
          <table:table-cell table:style-name="ce5" office:value-type="string">
            <text:p>2012-01-13 00:00:00</text:p>
          </table:table-cell>
          <table:table-cell table:style-name="ce5" office:value-type="string">
            <text:p>2012-02-02 00:00:00</text:p>
          </table:table-cell>
          <table:table-cell table:style-name="ce5" office:value-type="string">
            <text:p>2012-01-13</text:p>
          </table:table-cell>
          <table:table-cell table:style-name="ce5" office:value-type="string">
            <text:p>2012-01-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.63363902179692">
            <text:p>5.6336390218</text:p>
          </table:table-cell>
          <table:table-cell office:value-type="float" office:value="0.00833045149558781">
            <text:p>0.0083304515</text:p>
          </table:table-cell>
          <table:table-cell office:value-type="float" office:value="5.62865497076023">
            <text:p>5.6286549708</text:p>
          </table:table-cell>
          <table:table-cell office:value-type="float" office:value="5.6469298245614">
            <text:p>5.6469298246</text:p>
          </table:table-cell>
          <table:table-cell table:style-name="ce20" table:formula="of:=[.C24]-[.E24]" office:value-type="float" office:value="0">
            <text:p>0</text:p>
          </table:table-cell>
          <table:table-cell table:style-name="ce20" table:formula="of:=[.D24]-[.F24]" office:value-type="float" office:value="16">
            <text:p>16</text:p>
          </table:table-cell>
          <table:table-cell table:style-name="ce22" table:formula="of:=[.I24]" office:value-type="float" office:value="5.63363902179692">
            <text:p>5.6336390218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 Berryfields</text:p>
          </table:table-cell>
          <table:table-cell table:style-name="ce5" office:value-type="string">
            <text:p>2012-02-09 00:00:00</text:p>
          </table:table-cell>
          <table:table-cell table:style-name="ce5" office:value-type="string">
            <text:p>2012-02-23 00:00:00</text:p>
          </table:table-cell>
          <table:table-cell table:style-name="ce5" office:value-type="string">
            <text:p>2012-02-09</text:p>
          </table:table-cell>
          <table:table-cell table:style-name="ce5" office:value-type="string">
            <text:p>2012-03-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9.9632745726496">
            <text:p>99.9632745726</text:p>
          </table:table-cell>
          <table:table-cell office:value-type="float" office:value="0.0363287139656382">
            <text:p>0.036328714</text:p>
          </table:table-cell>
          <table:table-cell office:value-type="float" office:value="99.8931623931624">
            <text:p>99.8931623932</text:p>
          </table:table-cell>
          <table:table-cell office:value-type="float" office:value="100">
            <text:p>100</text:p>
          </table:table-cell>
          <table:table-cell table:style-name="ce20" table:formula="of:=[.C25]-[.E25]" office:value-type="float" office:value="0">
            <text:p>0</text:p>
          </table:table-cell>
          <table:table-cell table:style-name="ce20" table:formula="of:=[.D25]-[.F25]" office:value-type="float" office:value="-8">
            <text:p>-8</text:p>
          </table:table-cell>
          <table:table-cell table:style-name="ce22" table:formula="of:=[.I25]" office:value-type="float" office:value="99.9632745726496">
            <text:p>99.9632745726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Mrs Brown <text:s/>Southam</text:p>
          </table:table-cell>
          <table:table-cell table:style-name="ce5" office:value-type="string">
            <text:p>2012-02-09 00:00:00</text:p>
          </table:table-cell>
          <table:table-cell table:style-name="ce5" office:value-type="string">
            <text:p>2012-02-23 00:00:00</text:p>
          </table:table-cell>
          <table:table-cell table:number-columns-repeated="2" table:style-name="ce5" office:value-type="string">
            <text:p>2012-02-09</text:p>
          </table:table-cell>
          <table:table-cell table:number-columns-repeated="6" office:value-type="string">
            <text:p>NA</text:p>
          </table:table-cell>
          <table:table-cell table:style-name="ce20" table:formula="of:=[.C26]-[.E26]" office:value-type="float" office:value="0">
            <text:p>0</text:p>
          </table:table-cell>
          <table:table-cell table:style-name="ce20" table:formula="of:=[.D26]-[.F26]" office:value-type="float" office:value="14">
            <text:p>14</text:p>
          </table:table-cell>
          <table:table-cell table:style-name="ce22" table:formula="of:=[.I26]" office:value-type="string" office:string-value="NA">
            <text:p>NA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14 George Street, Stockton</text:p>
          </table:table-cell>
          <table:table-cell table:style-name="ce5" office:value-type="string">
            <text:p>2012-02-09 00:00:00</text:p>
          </table:table-cell>
          <table:table-cell table:style-name="ce5" office:value-type="string">
            <text:p>2012-02-23 00:00:00</text:p>
          </table:table-cell>
          <table:table-cell table:number-columns-repeated="2" table:style-name="ce5" office:value-type="string">
            <text:p>2012-02-09</text:p>
          </table:table-cell>
          <table:table-cell table:number-columns-repeated="6" office:value-type="string">
            <text:p>NA</text:p>
          </table:table-cell>
          <table:table-cell table:style-name="ce20" table:formula="of:=[.C27]-[.E27]" office:value-type="float" office:value="0">
            <text:p>0</text:p>
          </table:table-cell>
          <table:table-cell table:style-name="ce20" table:formula="of:=[.D27]-[.F27]" office:value-type="float" office:value="14">
            <text:p>14</text:p>
          </table:table-cell>
          <table:table-cell table:style-name="ce22" table:formula="of:=[.I27]" office:value-type="string" office:string-value="NA">
            <text:p>NA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7 New Park</text:p>
          </table:table-cell>
          <table:table-cell table:style-name="ce5" office:value-type="string">
            <text:p>2012-03-08 00:00:00</text:p>
          </table:table-cell>
          <table:table-cell table:style-name="ce5" office:value-type="string">
            <text:p>2012-05-15 22:00:00</text:p>
          </table:table-cell>
          <table:table-cell table:style-name="ce5" office:value-type="string">
            <text:p>2012-03-08</text:p>
          </table:table-cell>
          <table:table-cell table:style-name="ce5" office:value-type="string">
            <text:p>2012-03-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.0227079072938">
            <text:p>1.0227079073</text:p>
          </table:table-cell>
          <table:table-cell office:value-type="float" office:value="0.0192758455136668">
            <text:p>0.0192758455</text:p>
          </table:table-cell>
          <table:table-cell office:value-type="float" office:value="0.98159509202454">
            <text:p>0.981595092</text:p>
          </table:table-cell>
          <table:table-cell office:value-type="float" office:value="1.03783231083845">
            <text:p>1.0378323108</text:p>
          </table:table-cell>
          <table:table-cell table:style-name="ce20" table:formula="of:=[.C28]-[.E28]" office:value-type="float" office:value="0">
            <text:p>0</text:p>
          </table:table-cell>
          <table:table-cell table:style-name="ce20" table:formula="of:=[.D28]-[.F28]" office:value-type="float" office:value="48.9166666666642">
            <text:p>48.9166666667</text:p>
          </table:table-cell>
          <table:table-cell table:style-name="ce22" table:formula="of:=[.I28]" office:value-type="float" office:value="1.0227079072938">
            <text:p>1.0227079073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 New Park</text:p>
          </table:table-cell>
          <table:table-cell table:style-name="ce5" office:value-type="string">
            <text:p>2012-03-08 00:00:00</text:p>
          </table:table-cell>
          <table:table-cell table:style-name="ce5" office:value-type="string">
            <text:p>2012-05-15 22:00:00</text:p>
          </table:table-cell>
          <table:table-cell table:style-name="ce5" office:value-type="string">
            <text:p>2012-03-21</text:p>
          </table:table-cell>
          <table:table-cell table:style-name="ce5" office:value-type="string">
            <text:p>2012-04-0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144853442399455">
            <text:p>0.0144853442</text:p>
          </table:table-cell>
          <table:table-cell office:value-type="float" office:value="0.00196054445001884">
            <text:p>0.0019605445</text:p>
          </table:table-cell>
          <table:table-cell office:value-type="float" office:value="0.0102249488752556">
            <text:p>0.0102249489</text:p>
          </table:table-cell>
          <table:table-cell office:value-type="float" office:value="0.0153374233128834">
            <text:p>0.0153374233</text:p>
          </table:table-cell>
          <table:table-cell table:style-name="ce20" table:formula="of:=[.C29]-[.E29]" office:value-type="float" office:value="-13">
            <text:p>-13</text:p>
          </table:table-cell>
          <table:table-cell table:style-name="ce20" table:formula="of:=[.D29]-[.F29]" office:value-type="float" office:value="41.9166666666642">
            <text:p>41.9166666667</text:p>
          </table:table-cell>
          <table:table-cell table:style-name="ce22" table:formula="of:=[.I29]" office:value-type="float" office:value="0.0144853442399455">
            <text:p>0.0144853442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6 New Park</text:p>
          </table:table-cell>
          <table:table-cell table:style-name="ce5" office:value-type="string">
            <text:p>2012-03-08 00:00:00</text:p>
          </table:table-cell>
          <table:table-cell table:style-name="ce5" office:value-type="string">
            <text:p>2012-05-14 22:00:00</text:p>
          </table:table-cell>
          <table:table-cell table:style-name="ce5" office:value-type="string">
            <text:p>2012-03-08</text:p>
          </table:table-cell>
          <table:table-cell table:style-name="ce5" office:value-type="string">
            <text:p>2012-05-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9.9624514132609">
            <text:p>79.9624514133</text:p>
          </table:table-cell>
          <table:table-cell office:value-type="float" office:value="0.0636823971151075">
            <text:p>0.0636823971</text:p>
          </table:table-cell>
          <table:table-cell office:value-type="float" office:value="79.7218762972188">
            <text:p>79.7218762972</text:p>
          </table:table-cell>
          <table:table-cell office:value-type="float" office:value="80.0176421751764">
            <text:p>80.0176421752</text:p>
          </table:table-cell>
          <table:table-cell table:style-name="ce20" table:formula="of:=[.C30]-[.E30]" office:value-type="float" office:value="0">
            <text:p>0</text:p>
          </table:table-cell>
          <table:table-cell table:style-name="ce20" table:formula="of:=[.D30]-[.F30]" office:value-type="float" office:value="0.916666666664241">
            <text:p>0.9166666667</text:p>
          </table:table-cell>
          <table:table-cell table:style-name="ce22" table:formula="of:=[.I30]" office:value-type="float" office:value="79.9624514132609">
            <text:p>79.9624514133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5 New Park</text:p>
          </table:table-cell>
          <table:table-cell table:style-name="ce5" office:value-type="string">
            <text:p>2012-03-08 00:00:00</text:p>
          </table:table-cell>
          <table:table-cell table:style-name="ce5" office:value-type="string">
            <text:p>2012-05-14 22:00:00</text:p>
          </table:table-cell>
          <table:table-cell table:style-name="ce5" office:value-type="string">
            <text:p>2012-03-21</text:p>
          </table:table-cell>
          <table:table-cell table:style-name="ce5" office:value-type="string">
            <text:p>2012-05-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6.1266934601306">
            <text:p>76.1266934601</text:p>
          </table:table-cell>
          <table:table-cell office:value-type="float" office:value="6.27886069356079">
            <text:p>6.2788606936</text:p>
          </table:table-cell>
          <table:table-cell office:value-type="float" office:value="66.1114570361146">
            <text:p>66.1114570361</text:p>
          </table:table-cell>
          <table:table-cell office:value-type="float" office:value="79.9605645496056">
            <text:p>79.9605645496</text:p>
          </table:table-cell>
          <table:table-cell table:style-name="ce20" table:formula="of:=[.C31]-[.E31]" office:value-type="float" office:value="-13">
            <text:p>-13</text:p>
          </table:table-cell>
          <table:table-cell table:style-name="ce20" table:formula="of:=[.D31]-[.F31]" office:value-type="float" office:value="0.916666666664241">
            <text:p>0.9166666667</text:p>
          </table:table-cell>
          <table:table-cell table:style-name="ce22" table:formula="of:=[.I31]" office:value-type="float" office:value="76.1266934601306">
            <text:p>76.1266934601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7 New Park</text:p>
          </table:table-cell>
          <table:table-cell table:style-name="ce5" office:value-type="string">
            <text:p>2012-03-08 00:00:00</text:p>
          </table:table-cell>
          <table:table-cell table:style-name="ce5" office:value-type="string">
            <text:p>2012-05-13 22:00:00</text:p>
          </table:table-cell>
          <table:table-cell table:style-name="ce5" office:value-type="string">
            <text:p>2012-03-08</text:p>
          </table:table-cell>
          <table:table-cell table:style-name="ce5" office:value-type="string">
            <text:p>2012-04-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3.1398689805769">
            <text:p>33.1398689806</text:p>
          </table:table-cell>
          <table:table-cell office:value-type="float" office:value="0.545768961499405">
            <text:p>0.5457689615</text:p>
          </table:table-cell>
          <table:table-cell office:value-type="float" office:value="31.9479561736199">
            <text:p>31.9479561736</text:p>
          </table:table-cell>
          <table:table-cell office:value-type="float" office:value="33.5335018963338">
            <text:p>33.5335018963</text:p>
          </table:table-cell>
          <table:table-cell table:style-name="ce20" table:formula="of:=[.C32]-[.E32]" office:value-type="float" office:value="0">
            <text:p>0</text:p>
          </table:table-cell>
          <table:table-cell table:style-name="ce20" table:formula="of:=[.D32]-[.F32]" office:value-type="float" office:value="30.9166666666642">
            <text:p>30.9166666667</text:p>
          </table:table-cell>
          <table:table-cell table:style-name="ce22" table:formula="of:=[.I32]" office:value-type="float" office:value="33.1398689805769">
            <text:p>33.1398689806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Brays lane</text:p>
          </table:table-cell>
          <table:table-cell table:number-columns-repeated="2" office:value-type="string">
            <text:p>NA</text:p>
          </table:table-cell>
          <table:table-cell table:style-name="ce5" office:value-type="string">
            <text:p>2009-09-15</text:p>
          </table:table-cell>
          <table:table-cell table:style-name="ce5" office:value-type="string">
            <text:p>2011-01-07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49.3281014875483">
            <text:p>49.3281014875</text:p>
          </table:table-cell>
          <table:table-cell office:value-type="float" office:value="31.2529537511063">
            <text:p>31.2529537511</text:p>
          </table:table-cell>
          <table:table-cell office:value-type="float" office:value="0.606732776617954">
            <text:p>0.6067327766</text:p>
          </table:table-cell>
          <table:table-cell office:value-type="float" office:value="115.275603108328">
            <text:p>115.2756031083</text:p>
          </table:table-cell>
          <table:table-cell table:style-name="ce20" table:formula="of:=[.C33]-[.E33]" office:value-type="float" office:value="0">
            <text:p>#VALUE!</text:p>
          </table:table-cell>
          <table:table-cell table:style-name="ce20" table:formula="of:=[.D33]-[.F33]" office:value-type="float" office:value="0">
            <text:p>#VALUE!</text:p>
          </table:table-cell>
          <table:table-cell table:style-name="ce22" table:formula="of:=[.I33]" office:value-type="float" office:value="49.3281014875483">
            <text:p>49.3281014875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131Jodrell</text:p>
          </table:table-cell>
          <table:table-cell table:style-name="ce5" office:value-type="string">
            <text:p>2011-12-12 00:00:00</text:p>
          </table:table-cell>
          <table:table-cell table:style-name="ce5" office:value-type="string">
            <text:p>2012-02-17 00:00:00</text:p>
          </table:table-cell>
          <table:table-cell table:style-name="ce5" office:value-type="string">
            <text:p>2011-12-12</text:p>
          </table:table-cell>
          <table:table-cell table:style-name="ce5" office:value-type="string">
            <text:p>2012-02-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4.9774184149184">
            <text:p>94.9774184149</text:p>
          </table:table-cell>
          <table:table-cell office:value-type="float" office:value="5.78847061966452">
            <text:p>5.7884706197</text:p>
          </table:table-cell>
          <table:table-cell office:value-type="float" office:value="86.674031986532">
            <text:p>86.6740319865</text:p>
          </table:table-cell>
          <table:table-cell office:value-type="float" office:value="99.9947390572391">
            <text:p>99.9947390572</text:p>
          </table:table-cell>
          <table:table-cell table:style-name="ce20" table:formula="of:=[.C34]-[.E34]" office:value-type="float" office:value="0">
            <text:p>0</text:p>
          </table:table-cell>
          <table:table-cell table:style-name="ce20" table:formula="of:=[.D34]-[.F34]" office:value-type="float" office:value="0">
            <text:p>0</text:p>
          </table:table-cell>
          <table:table-cell table:style-name="ce22" table:formula="of:=[.I34]" office:value-type="float" office:value="94.9774184149184">
            <text:p>94.9774184149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155Jodrell</text:p>
          </table:table-cell>
          <table:table-cell table:style-name="ce5" office:value-type="string">
            <text:p>2011-10-12 00:00:00</text:p>
          </table:table-cell>
          <table:table-cell table:style-name="ce5" office:value-type="string">
            <text:p>2011-11-15 00:00:00</text:p>
          </table:table-cell>
          <table:table-cell table:style-name="ce5" office:value-type="string">
            <text:p>2011-10-12</text:p>
          </table:table-cell>
          <table:table-cell table:style-name="ce5" office:value-type="string">
            <text:p>2011-11-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.9894781144781">
            <text:p>99.9894781145</text:p>
          </table:table-cell>
          <table:table-cell office:value-type="float" office:value="0.0110910411762355">
            <text:p>0.0110910412</text:p>
          </table:table-cell>
          <table:table-cell office:value-type="float" office:value="99.9684343434343">
            <text:p>99.9684343434</text:p>
          </table:table-cell>
          <table:table-cell office:value-type="float" office:value="100">
            <text:p>100</text:p>
          </table:table-cell>
          <table:table-cell table:style-name="ce20" table:formula="of:=[.C35]-[.E35]" office:value-type="float" office:value="0">
            <text:p>0</text:p>
          </table:table-cell>
          <table:table-cell table:style-name="ce20" table:formula="of:=[.D35]-[.F35]" office:value-type="float" office:value="0">
            <text:p>0</text:p>
          </table:table-cell>
          <table:table-cell table:style-name="ce22" table:formula="of:=[.I35]" office:value-type="float" office:value="99.9894781144781">
            <text:p>99.9894781145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27FoleshillA</text:p>
          </table:table-cell>
          <table:table-cell table:style-name="ce5" office:value-type="string">
            <text:p>2011-07-21 00:00:00</text:p>
          </table:table-cell>
          <table:table-cell table:style-name="ce5" office:value-type="string">
            <text:p>2011-10-12 00:00:00</text:p>
          </table:table-cell>
          <table:table-cell table:style-name="ce5" office:value-type="string">
            <text:p>2011-07-21</text:p>
          </table:table-cell>
          <table:table-cell table:style-name="ce5" office:value-type="string">
            <text:p>2011-09-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7.866277100271">
            <text:p>57.8662771003</text:p>
          </table:table-cell>
          <table:table-cell office:value-type="float" office:value="0.0633913334271234">
            <text:p>0.0633913334</text:p>
          </table:table-cell>
          <table:table-cell office:value-type="float" office:value="57.7574525745258">
            <text:p>57.7574525745</text:p>
          </table:table-cell>
          <table:table-cell office:value-type="float" office:value="57.9310636856369">
            <text:p>57.9310636856</text:p>
          </table:table-cell>
          <table:table-cell table:style-name="ce20" table:formula="of:=[.C36]-[.E36]" office:value-type="float" office:value="0">
            <text:p>0</text:p>
          </table:table-cell>
          <table:table-cell table:style-name="ce20" table:formula="of:=[.D36]-[.F36]" office:value-type="float" office:value="34">
            <text:p>34</text:p>
          </table:table-cell>
          <table:table-cell table:style-name="ce22" table:formula="of:=[.I36]" office:value-type="float" office:value="57.866277100271">
            <text:p>57.8662771003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30Newdigate</text:p>
          </table:table-cell>
          <table:table-cell table:style-name="ce5" office:value-type="string">
            <text:p>2011-08-10 00:00:00</text:p>
          </table:table-cell>
          <table:table-cell table:style-name="ce5" office:value-type="string">
            <text:p>2011-08-25 00:00:00</text:p>
          </table:table-cell>
          <table:table-cell table:style-name="ce5" office:value-type="string">
            <text:p>2011-08-10</text:p>
          </table:table-cell>
          <table:table-cell table:style-name="ce5" office:value-type="string">
            <text:p>2011-08-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4.3005952380952">
            <text:p>94.3005952381</text:p>
          </table:table-cell>
          <table:table-cell office:value-type="float" office:value="0.547360786620509">
            <text:p>0.5473607866</text:p>
          </table:table-cell>
          <table:table-cell office:value-type="float" office:value="93.5267857142857">
            <text:p>93.5267857143</text:p>
          </table:table-cell>
          <table:table-cell office:value-type="float" office:value="95.2876984126984">
            <text:p>95.2876984127</text:p>
          </table:table-cell>
          <table:table-cell table:style-name="ce20" table:formula="of:=[.C37]-[.E37]" office:value-type="float" office:value="0">
            <text:p>0</text:p>
          </table:table-cell>
          <table:table-cell table:style-name="ce20" table:formula="of:=[.D37]-[.F37]" office:value-type="float" office:value="0">
            <text:p>0</text:p>
          </table:table-cell>
          <table:table-cell table:style-name="ce22" table:formula="of:=[.I37]" office:value-type="float" office:value="94.3005952380952">
            <text:p>94.3005952381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Rooftop</text:p>
          </table:table-cell>
          <table:table-cell table:number-columns-repeated="10" office:value-type="string">
            <text:p>NA</text:p>
          </table:table-cell>
          <table:table-cell table:style-name="ce20" table:formula="of:=[.C38]-[.E38]" office:value-type="float" office:value="0">
            <text:p>#VALUE!</text:p>
          </table:table-cell>
          <table:table-cell table:style-name="ce20" table:formula="of:=[.D38]-[.F38]" office:value-type="float" office:value="0">
            <text:p>#VALUE!</text:p>
          </table:table-cell>
          <table:table-cell table:style-name="ce22" table:formula="of:=[.I38]" office:value-type="string" office:string-value="NA">
            <text:p>NA</text:p>
          </table:table-cell>
          <table:table-cell/>
        </table:table-row>
        <table:table-row table:style-name="ro4" table:number-rows-repeated="1048537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heet4" table:style-name="ta2">
        <office:forms form:automatic-focus="false" form:apply-design-mode="false"/>
        <table:table-column table:style-name="co33" table:number-columns-repeated="2" table:default-cell-style-name="Default"/>
        <table:table-row table:style-name="ro2">
          <table:table-cell office:value-type="string">
            <text:p>REL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26 SC</text:p>
          </table:table-cell>
          <table:table-cell office:value-type="string">
            <text:p>7,1,3,6,1,8,2,2,1,7,1,5,3,2,3,2,2,3,1,2,1,1,1,1,1,3,70,1,77,1,50,2,27,2,20,3,9,8,3,3,1,1,3,1,3,1,6,2,3,1,44</text:p>
          </table:table-cell>
        </table:table-row>
        <table:table-row table:style-name="ro2">
          <table:table-cell/>
          <table:table-cell office:value-type="string">
            <text:p><text:s/>"(0,90],NA,(90,110],(0,90],(90,110],(0,90],(90,110],(0,90],(90,110],(0,90],(90,110],(0,90],(90,110],(0,90],(90,110],(0,90],(90,110],(0,90],(90,110],(0,90],(90,110],(0,90],(90,110],(0,90],(90,110],(0,90],(90,110],(0,90],(90,110],(0,90],(90,110],(0,90],(90,110],(0,90],(90,110],(0,90],(90,110],(0,90],(90,110],(0,90],(90,110],(0,90],(90,110],(0,90],(90,110],(0,90],(90,110],(0,90],(90,110],(0,90],(90,110]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 style:vertical-justify="auto"/>
      <style:paragraph-properties css3t:text-justify="auto"/>
    </style:style>
    <style:style style:name="Red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4/12/2012</text:date>, <text:time>16:5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4T16:50:29</dc:date>
    <meta:generator>LibreOffice/3.4$Linux LibreOffice_project/340m1$Build-402</meta:generator>
    <meta:editing-duration>PT12H14M54S</meta:editing-duration>
    <meta:editing-cycles>6</meta:editing-cycles>
    <dc:creator>dan goldsmith</dc:creator>
    <meta:document-statistic meta:table-count="4" meta:cell-count="1482" meta:object-count="0"/>
  </office:meta>
</office:document-meta>
</file>